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4.155cm" fo:margin-left="1.042cm" table:align="left"/>
    </style:style>
    <style:style style:name="Tabela3.A" style:family="table-column">
      <style:table-column-properties style:column-width="2.699cm"/>
    </style:style>
    <style:style style:name="Tabela3.B" style:family="table-column">
      <style:table-column-properties style:column-width="11.456cm"/>
    </style:style>
    <style:style style:name="Tabela3.A1" style:family="table-cell">
      <style:table-cell-properties fo:padding="0.176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176cm" fo:border="0.05pt solid #000000"/>
    </style:style>
    <style:style style:name="Tabela3.A2" style:family="table-cell">
      <style:table-cell-properties fo:padding="0.176cm" fo:border-left="0.05pt solid #000000" fo:border-right="none" fo:border-top="none" fo:border-bottom="0.05pt solid #000000"/>
    </style:style>
    <style:style style:name="Tabela3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5" style:family="table">
      <style:table-properties style:width="15.028cm" fo:margin-left="0.176cm" table:align="left"/>
    </style:style>
    <style:style style:name="Tabela5.A" style:family="table-column">
      <style:table-column-properties style:column-width="4.233cm"/>
    </style:style>
    <style:style style:name="Tabela5.B" style:family="table-column">
      <style:table-column-properties style:column-width="10.795cm"/>
    </style:style>
    <style:style style:name="Tabe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fo:background-color="#e6e6e6" fo:padding="0.097cm" fo:border="0.05pt solid #000000">
        <style:background-image/>
      </style:table-cell-properties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3" style:family="table-cell">
      <style:table-cell-properties fo:padding="0.097cm" fo:border-left="0.05pt solid #000000" fo:border-right="none" fo:border-top="none" fo:border-bottom="0.05pt solid #000000"/>
    </style:style>
    <style:style style:name="Tabe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fo:padding="0.097cm" fo:border-left="0.05pt solid #000000" fo:border-right="none" fo:border-top="none" fo:border-bottom="0.05pt solid #000000"/>
    </style:style>
    <style:style style:name="Tabe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5" style:family="table-cell">
      <style:table-cell-properties fo:padding="0.097cm" fo:border-left="0.05pt solid #000000" fo:border-right="none" fo:border-top="none" fo:border-bottom="0.05pt solid #000000"/>
    </style:style>
    <style:style style:name="Tabe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6" style:family="table-cell">
      <style:table-cell-properties fo:padding="0.097cm" fo:border-left="0.05pt solid #000000" fo:border-right="none" fo:border-top="none" fo:border-bottom="0.05pt solid #000000"/>
    </style:style>
    <style:style style:name="Tabe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7" style:family="table-cell">
      <style:table-cell-properties fo:padding="0.097cm" fo:border-left="0.05pt solid #000000" fo:border-right="none" fo:border-top="none" fo:border-bottom="0.05pt solid #000000"/>
    </style:style>
    <style:style style:name="Tabe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8" style:family="table-cell">
      <style:table-cell-properties fo:padding="0.097cm" fo:border-left="0.05pt solid #000000" fo:border-right="none" fo:border-top="none" fo:border-bottom="0.05pt solid #000000"/>
    </style:style>
    <style:style style:name="Tabe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9" style:family="table-cell">
      <style:table-cell-properties fo:padding="0.097cm" fo:border-left="0.05pt solid #000000" fo:border-right="none" fo:border-top="none" fo:border-bottom="0.05pt solid #000000"/>
    </style:style>
    <style:style style:name="Tabela5.B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0" style:family="table-cell">
      <style:table-cell-properties fo:padding="0.097cm" fo:border-left="0.05pt solid #000000" fo:border-right="none" fo:border-top="none" fo:border-bottom="0.05pt solid #000000"/>
    </style:style>
    <style:style style:name="Tabela5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1" style:family="table-cell">
      <style:table-cell-properties fo:padding="0.097cm" fo:border-left="0.05pt solid #000000" fo:border-right="none" fo:border-top="none" fo:border-bottom="0.05pt solid #000000"/>
    </style:style>
    <style:style style:name="Tabela5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2" style:family="table-cell">
      <style:table-cell-properties fo:padding="0.097cm" fo:border-left="0.05pt solid #000000" fo:border-right="none" fo:border-top="none" fo:border-bottom="0.05pt solid #000000"/>
    </style:style>
    <style:style style:name="Tabela5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3" style:family="table-cell">
      <style:table-cell-properties fo:padding="0.097cm" fo:border-left="0.05pt solid #000000" fo:border-right="none" fo:border-top="none" fo:border-bottom="0.05pt solid #000000"/>
    </style:style>
    <style:style style:name="Tabela5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4" style:family="table-cell">
      <style:table-cell-properties fo:padding="0.097cm" fo:border-left="0.05pt solid #000000" fo:border-right="none" fo:border-top="none" fo:border-bottom="0.05pt solid #000000"/>
    </style:style>
    <style:style style:name="Tabela5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5" style:family="table-cell">
      <style:table-cell-properties fo:padding="0.097cm" fo:border-left="0.05pt solid #000000" fo:border-right="none" fo:border-top="none" fo:border-bottom="0.05pt solid #000000"/>
    </style:style>
    <style:style style:name="Tabela5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6" style:family="table-cell">
      <style:table-cell-properties fo:padding="0.097cm" fo:border-left="0.05pt solid #000000" fo:border-right="none" fo:border-top="none" fo:border-bottom="0.05pt solid #000000"/>
    </style:style>
    <style:style style:name="Tabela5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7" style:family="table-cell">
      <style:table-cell-properties fo:padding="0.097cm" fo:border-left="0.05pt solid #000000" fo:border-right="none" fo:border-top="none" fo:border-bottom="0.05pt solid #000000"/>
    </style:style>
    <style:style style:name="Tabela5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8" style:family="table-cell">
      <style:table-cell-properties fo:padding="0.097cm" fo:border-left="0.05pt solid #000000" fo:border-right="none" fo:border-top="none" fo:border-bottom="0.05pt solid #000000"/>
    </style:style>
    <style:style style:name="Tabela5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19" style:family="table-cell">
      <style:table-cell-properties fo:padding="0.097cm" fo:border-left="0.05pt solid #000000" fo:border-right="none" fo:border-top="none" fo:border-bottom="0.05pt solid #000000"/>
    </style:style>
    <style:style style:name="Tabela5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0" style:family="table-cell">
      <style:table-cell-properties fo:padding="0.097cm" fo:border-left="0.05pt solid #000000" fo:border-right="none" fo:border-top="none" fo:border-bottom="0.05pt solid #000000"/>
    </style:style>
    <style:style style:name="Tabela5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A21" style:family="table-cell">
      <style:table-cell-properties fo:padding="0.097cm" fo:border-left="0.05pt solid #000000" fo:border-right="none" fo:border-top="none" fo:border-bottom="0.05pt solid #000000"/>
    </style:style>
    <style:style style:name="Tabela5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431cm" fo:margin-left="0.176cm" table:align="left"/>
    </style:style>
    <style:style style:name="Tabela6.A" style:family="table-column">
      <style:table-column-properties style:column-width="7.435cm"/>
    </style:style>
    <style:style style:name="Tabela6.B" style:family="table-column">
      <style:table-column-properties style:column-width="8.996cm"/>
    </style:style>
    <style:style style:name="Tabela6.A1" style:family="table-cell">
      <style:table-cell-properties fo:background-color="#e6e6e6" fo:padding="0.176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fo:background-color="#e6e6e6" fo:padding="0.176cm" fo:border="0.05pt solid #000000">
        <style:background-image/>
      </style:table-cell-properties>
    </style:style>
    <style:style style:name="Tabela6.A2" style:family="table-cell">
      <style:table-cell-properties fo:padding="0.176cm" fo:border-left="0.05pt solid #000000" fo:border-right="none" fo:border-top="none" fo:border-bottom="0.05pt solid #000000"/>
    </style:style>
    <style:style style:name="Tabela6.B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3" style:family="table-cell">
      <style:table-cell-properties fo:padding="0.176cm" fo:border-left="0.05pt solid #000000" fo:border-right="none" fo:border-top="none" fo:border-bottom="0.05pt solid #000000"/>
    </style:style>
    <style:style style:name="Tabela6.B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4" style:family="table-cell">
      <style:table-cell-properties fo:padding="0.176cm" fo:border-left="0.05pt solid #000000" fo:border-right="none" fo:border-top="none" fo:border-bottom="0.05pt solid #000000"/>
    </style:style>
    <style:style style:name="Tabela6.B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5" style:family="table-cell">
      <style:table-cell-properties fo:padding="0.176cm" fo:border-left="0.05pt solid #000000" fo:border-right="none" fo:border-top="none" fo:border-bottom="0.05pt solid #000000"/>
    </style:style>
    <style:style style:name="Tabela6.B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6" style:family="table-cell">
      <style:table-cell-properties fo:padding="0.176cm" fo:border-left="0.05pt solid #000000" fo:border-right="none" fo:border-top="none" fo:border-bottom="0.05pt solid #000000"/>
    </style:style>
    <style:style style:name="Tabela6.B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7" style:family="table-cell">
      <style:table-cell-properties fo:padding="0.176cm" fo:border-left="0.05pt solid #000000" fo:border-right="none" fo:border-top="none" fo:border-bottom="0.05pt solid #000000"/>
    </style:style>
    <style:style style:name="Tabela6.B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8" style:family="table-cell">
      <style:table-cell-properties fo:padding="0.176cm" fo:border-left="0.05pt solid #000000" fo:border-right="none" fo:border-top="none" fo:border-bottom="0.05pt solid #000000"/>
    </style:style>
    <style:style style:name="Tabela6.B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9" style:family="table-cell">
      <style:table-cell-properties fo:padding="0.176cm" fo:border-left="0.05pt solid #000000" fo:border-right="none" fo:border-top="none" fo:border-bottom="0.05pt solid #000000"/>
    </style:style>
    <style:style style:name="Tabela6.B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0" style:family="table-cell">
      <style:table-cell-properties fo:padding="0.176cm" fo:border-left="0.05pt solid #000000" fo:border-right="none" fo:border-top="none" fo:border-bottom="0.05pt solid #000000"/>
    </style:style>
    <style:style style:name="Tabela6.B1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1" style:family="table-cell">
      <style:table-cell-properties fo:padding="0.176cm" fo:border-left="0.05pt solid #000000" fo:border-right="none" fo:border-top="none" fo:border-bottom="0.05pt solid #000000"/>
    </style:style>
    <style:style style:name="Tabela6.B1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2" style:family="table-cell">
      <style:table-cell-properties fo:padding="0.176cm" fo:border-left="0.05pt solid #000000" fo:border-right="none" fo:border-top="none" fo:border-bottom="0.05pt solid #000000"/>
    </style:style>
    <style:style style:name="Tabela6.B1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3" style:family="table-cell">
      <style:table-cell-properties fo:padding="0.176cm" fo:border-left="0.05pt solid #000000" fo:border-right="none" fo:border-top="none" fo:border-bottom="0.05pt solid #000000"/>
    </style:style>
    <style:style style:name="Tabela6.B13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4" style:family="table-cell">
      <style:table-cell-properties fo:padding="0.176cm" fo:border-left="0.05pt solid #000000" fo:border-right="none" fo:border-top="none" fo:border-bottom="0.05pt solid #000000"/>
    </style:style>
    <style:style style:name="Tabela6.B14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5" style:family="table-cell">
      <style:table-cell-properties fo:padding="0.176cm" fo:border-left="0.05pt solid #000000" fo:border-right="none" fo:border-top="none" fo:border-bottom="0.05pt solid #000000"/>
    </style:style>
    <style:style style:name="Tabela6.B15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6" style:family="table-cell">
      <style:table-cell-properties fo:padding="0.176cm" fo:border-left="0.05pt solid #000000" fo:border-right="none" fo:border-top="none" fo:border-bottom="0.05pt solid #000000"/>
    </style:style>
    <style:style style:name="Tabela6.B16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7" style:family="table-cell">
      <style:table-cell-properties fo:padding="0.176cm" fo:border-left="0.05pt solid #000000" fo:border-right="none" fo:border-top="none" fo:border-bottom="0.05pt solid #000000"/>
    </style:style>
    <style:style style:name="Tabela6.B17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8" style:family="table-cell">
      <style:table-cell-properties fo:padding="0.176cm" fo:border-left="0.05pt solid #000000" fo:border-right="none" fo:border-top="none" fo:border-bottom="0.05pt solid #000000"/>
    </style:style>
    <style:style style:name="Tabela6.B18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19" style:family="table-cell">
      <style:table-cell-properties fo:padding="0.176cm" fo:border-left="0.05pt solid #000000" fo:border-right="none" fo:border-top="none" fo:border-bottom="0.05pt solid #000000"/>
    </style:style>
    <style:style style:name="Tabela6.B19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0" style:family="table-cell">
      <style:table-cell-properties fo:padding="0.176cm" fo:border-left="0.05pt solid #000000" fo:border-right="none" fo:border-top="none" fo:border-bottom="0.05pt solid #000000"/>
    </style:style>
    <style:style style:name="Tabela6.B20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1" style:family="table-cell">
      <style:table-cell-properties fo:padding="0.176cm" fo:border-left="0.05pt solid #000000" fo:border-right="none" fo:border-top="none" fo:border-bottom="0.05pt solid #000000"/>
    </style:style>
    <style:style style:name="Tabela6.B21" style:family="table-cell">
      <style:table-cell-properties fo:padding="0.176cm" fo:border-left="0.05pt solid #000000" fo:border-right="0.05pt solid #000000" fo:border-top="none" fo:border-bottom="0.05pt solid #000000"/>
    </style:style>
    <style:style style:name="Tabela6.A22" style:family="table-cell">
      <style:table-cell-properties fo:padding="0.176cm" fo:border-left="0.05pt solid #000000" fo:border-right="none" fo:border-top="none" fo:border-bottom="0.05pt solid #000000"/>
    </style:style>
    <style:style style:name="Tabela6.B22" style:family="table-cell">
      <style:table-cell-properties fo:padding="0.176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318cm"/>
    </style:style>
    <style:style style:name="Tabela4.B" style:family="table-column">
      <style:table-column-properties style:column-width="4.101cm"/>
    </style:style>
    <style:style style:name="Tabela4.C" style:family="table-column">
      <style:table-column-properties style:column-width="3.33cm"/>
    </style:style>
    <style:style style:name="Tabela4.D" style:family="table-column">
      <style:table-column-properties style:column-width="4.263cm"/>
    </style:style>
    <style:style style:name="Tabela4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D1" style:family="table-cell">
      <style:table-cell-properties fo:background-color="#e6e6e6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none" fo:border-top="none" fo:border-bottom="0.05pt solid #000000"/>
    </style:style>
    <style:style style:name="Tabe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none" fo:border-top="none" fo:border-bottom="0.05pt solid #000000"/>
    </style:style>
    <style:style style:name="Tabela4.C4" style:family="table-cell">
      <style:table-cell-properties fo:padding="0.097cm" fo:border-left="0.05pt solid #000000" fo:border-right="none" fo:border-top="none" fo:border-bottom="0.05pt solid #000000"/>
    </style:style>
    <style:style style:name="Tabe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none" fo:border-top="none" fo:border-bottom="0.05pt solid #000000"/>
    </style:style>
    <style:style style:name="Tabela4.C5" style:family="table-cell">
      <style:table-cell-properties fo:padding="0.097cm" fo:border-left="0.05pt solid #000000" fo:border-right="none" fo:border-top="none" fo:border-bottom="0.05pt solid #000000"/>
    </style:style>
    <style:style style:name="Tabe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none" fo:border-top="none" fo:border-bottom="0.05pt solid #000000"/>
    </style:style>
    <style:style style:name="Tabela4.C6" style:family="table-cell">
      <style:table-cell-properties fo:padding="0.097cm" fo:border-left="0.05pt solid #000000" fo:border-right="none" fo:border-top="none" fo:border-bottom="0.05pt solid #000000"/>
    </style:style>
    <style:style style:name="Tabe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none" fo:border-top="none" fo:border-bottom="0.05pt solid #000000"/>
    </style:style>
    <style:style style:name="Tabela4.C7" style:family="table-cell">
      <style:table-cell-properties fo:padding="0.097cm" fo:border-left="0.05pt solid #000000" fo:border-right="none" fo:border-top="none" fo:border-bottom="0.05pt solid #000000"/>
    </style:style>
    <style:style style:name="Tabela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8" style:family="table-cell">
      <style:table-cell-properties fo:padding="0.097cm" fo:border-left="0.05pt solid #000000" fo:border-right="none" fo:border-top="none" fo:border-bottom="0.05pt solid #000000"/>
    </style:style>
    <style:style style:name="Tabela4.B8" style:family="table-cell">
      <style:table-cell-properties fo:padding="0.097cm" fo:border-left="0.05pt solid #000000" fo:border-right="none" fo:border-top="none" fo:border-bottom="0.05pt solid #000000"/>
    </style:style>
    <style:style style:name="Tabela4.C8" style:family="table-cell">
      <style:table-cell-properties fo:padding="0.097cm" fo:border-left="0.05pt solid #000000" fo:border-right="none" fo:border-top="none" fo:border-bottom="0.05pt solid #000000"/>
    </style:style>
    <style:style style:name="Tabela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9" style:family="table-cell">
      <style:table-cell-properties fo:padding="0.097cm" fo:border-left="0.05pt solid #000000" fo:border-right="none" fo:border-top="none" fo:border-bottom="0.05pt solid #000000"/>
    </style:style>
    <style:style style:name="Tabela4.B9" style:family="table-cell">
      <style:table-cell-properties fo:padding="0.097cm" fo:border-left="0.05pt solid #000000" fo:border-right="none" fo:border-top="none" fo:border-bottom="0.05pt solid #000000"/>
    </style:style>
    <style:style style:name="Tabela4.C9" style:family="table-cell">
      <style:table-cell-properties fo:padding="0.097cm" fo:border-left="0.05pt solid #000000" fo:border-right="none" fo:border-top="none" fo:border-bottom="0.05pt solid #000000"/>
    </style:style>
    <style:style style:name="Tabela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0" style:family="table-cell">
      <style:table-cell-properties fo:padding="0.097cm" fo:border-left="0.05pt solid #000000" fo:border-right="none" fo:border-top="none" fo:border-bottom="0.05pt solid #000000"/>
    </style:style>
    <style:style style:name="Tabela4.B10" style:family="table-cell">
      <style:table-cell-properties fo:padding="0.097cm" fo:border-left="0.05pt solid #000000" fo:border-right="none" fo:border-top="none" fo:border-bottom="0.05pt solid #000000"/>
    </style:style>
    <style:style style:name="Tabela4.C10" style:family="table-cell">
      <style:table-cell-properties fo:padding="0.097cm" fo:border-left="0.05pt solid #000000" fo:border-right="none" fo:border-top="none" fo:border-bottom="0.05pt solid #000000"/>
    </style:style>
    <style:style style:name="Tabela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1" style:family="table-cell">
      <style:table-cell-properties fo:padding="0.097cm" fo:border-left="0.05pt solid #000000" fo:border-right="none" fo:border-top="none" fo:border-bottom="0.05pt solid #000000"/>
    </style:style>
    <style:style style:name="Tabela4.B11" style:family="table-cell">
      <style:table-cell-properties fo:padding="0.097cm" fo:border-left="0.05pt solid #000000" fo:border-right="none" fo:border-top="none" fo:border-bottom="0.05pt solid #000000"/>
    </style:style>
    <style:style style:name="Tabela4.C11" style:family="table-cell">
      <style:table-cell-properties fo:padding="0.097cm" fo:border-left="0.05pt solid #000000" fo:border-right="none" fo:border-top="none" fo:border-bottom="0.05pt solid #000000"/>
    </style:style>
    <style:style style:name="Tabela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2" style:family="table-cell">
      <style:table-cell-properties fo:padding="0.097cm" fo:border-left="0.05pt solid #000000" fo:border-right="none" fo:border-top="none" fo:border-bottom="0.05pt solid #000000"/>
    </style:style>
    <style:style style:name="Tabela4.B12" style:family="table-cell">
      <style:table-cell-properties fo:padding="0.097cm" fo:border-left="0.05pt solid #000000" fo:border-right="none" fo:border-top="none" fo:border-bottom="0.05pt solid #000000"/>
    </style:style>
    <style:style style:name="Tabela4.C12" style:family="table-cell">
      <style:table-cell-properties fo:padding="0.097cm" fo:border-left="0.05pt solid #000000" fo:border-right="none" fo:border-top="none" fo:border-bottom="0.05pt solid #000000"/>
    </style:style>
    <style:style style:name="Tabela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3" style:family="table-cell">
      <style:table-cell-properties fo:padding="0.097cm" fo:border-left="0.05pt solid #000000" fo:border-right="none" fo:border-top="none" fo:border-bottom="0.05pt solid #000000"/>
    </style:style>
    <style:style style:name="Tabela4.B13" style:family="table-cell">
      <style:table-cell-properties fo:padding="0.097cm" fo:border-left="0.05pt solid #000000" fo:border-right="none" fo:border-top="none" fo:border-bottom="0.05pt solid #000000"/>
    </style:style>
    <style:style style:name="Tabela4.C13" style:family="table-cell">
      <style:table-cell-properties fo:padding="0.097cm" fo:border-left="0.05pt solid #000000" fo:border-right="none" fo:border-top="none" fo:border-bottom="0.05pt solid #000000"/>
    </style:style>
    <style:style style:name="Tabela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4" style:family="table-cell">
      <style:table-cell-properties fo:padding="0.097cm" fo:border-left="0.05pt solid #000000" fo:border-right="none" fo:border-top="none" fo:border-bottom="0.05pt solid #000000"/>
    </style:style>
    <style:style style:name="Tabela4.B14" style:family="table-cell">
      <style:table-cell-properties fo:padding="0.097cm" fo:border-left="0.05pt solid #000000" fo:border-right="none" fo:border-top="none" fo:border-bottom="0.05pt solid #000000"/>
    </style:style>
    <style:style style:name="Tabela4.C14" style:family="table-cell">
      <style:table-cell-properties fo:padding="0.097cm" fo:border-left="0.05pt solid #000000" fo:border-right="none" fo:border-top="none" fo:border-bottom="0.05pt solid #000000"/>
    </style:style>
    <style:style style:name="Tabela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5" style:family="table-cell">
      <style:table-cell-properties fo:padding="0.097cm" fo:border-left="0.05pt solid #000000" fo:border-right="none" fo:border-top="none" fo:border-bottom="0.05pt solid #000000"/>
    </style:style>
    <style:style style:name="Tabela4.B15" style:family="table-cell">
      <style:table-cell-properties fo:padding="0.097cm" fo:border-left="0.05pt solid #000000" fo:border-right="none" fo:border-top="none" fo:border-bottom="0.05pt solid #000000"/>
    </style:style>
    <style:style style:name="Tabela4.C15" style:family="table-cell">
      <style:table-cell-properties fo:padding="0.097cm" fo:border-left="0.05pt solid #000000" fo:border-right="none" fo:border-top="none" fo:border-bottom="0.05pt solid #000000"/>
    </style:style>
    <style:style style:name="Tabela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6" style:family="table-cell">
      <style:table-cell-properties fo:padding="0.097cm" fo:border-left="0.05pt solid #000000" fo:border-right="none" fo:border-top="none" fo:border-bottom="0.05pt solid #000000"/>
    </style:style>
    <style:style style:name="Tabela4.B16" style:family="table-cell">
      <style:table-cell-properties fo:padding="0.097cm" fo:border-left="0.05pt solid #000000" fo:border-right="none" fo:border-top="none" fo:border-bottom="0.05pt solid #000000"/>
    </style:style>
    <style:style style:name="Tabela4.C16" style:family="table-cell">
      <style:table-cell-properties fo:padding="0.097cm" fo:border-left="0.05pt solid #000000" fo:border-right="none" fo:border-top="none" fo:border-bottom="0.05pt solid #000000"/>
    </style:style>
    <style:style style:name="Tabela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7" style:family="table-cell">
      <style:table-cell-properties fo:padding="0.097cm" fo:border-left="0.05pt solid #000000" fo:border-right="none" fo:border-top="none" fo:border-bottom="0.05pt solid #000000"/>
    </style:style>
    <style:style style:name="Tabela4.B17" style:family="table-cell">
      <style:table-cell-properties fo:padding="0.097cm" fo:border-left="0.05pt solid #000000" fo:border-right="none" fo:border-top="none" fo:border-bottom="0.05pt solid #000000"/>
    </style:style>
    <style:style style:name="Tabela4.C17" style:family="table-cell">
      <style:table-cell-properties fo:padding="0.097cm" fo:border-left="0.05pt solid #000000" fo:border-right="none" fo:border-top="none" fo:border-bottom="0.05pt solid #000000"/>
    </style:style>
    <style:style style:name="Tabela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8" style:family="table-cell">
      <style:table-cell-properties fo:padding="0.097cm" fo:border-left="0.05pt solid #000000" fo:border-right="none" fo:border-top="none" fo:border-bottom="0.05pt solid #000000"/>
    </style:style>
    <style:style style:name="Tabela4.B18" style:family="table-cell">
      <style:table-cell-properties fo:padding="0.097cm" fo:border-left="0.05pt solid #000000" fo:border-right="none" fo:border-top="none" fo:border-bottom="0.05pt solid #000000"/>
    </style:style>
    <style:style style:name="Tabela4.C18" style:family="table-cell">
      <style:table-cell-properties fo:padding="0.097cm" fo:border-left="0.05pt solid #000000" fo:border-right="none" fo:border-top="none" fo:border-bottom="0.05pt solid #000000"/>
    </style:style>
    <style:style style:name="Tabela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19" style:family="table-cell">
      <style:table-cell-properties fo:padding="0.097cm" fo:border-left="0.05pt solid #000000" fo:border-right="none" fo:border-top="none" fo:border-bottom="0.05pt solid #000000"/>
    </style:style>
    <style:style style:name="Tabela4.B19" style:family="table-cell">
      <style:table-cell-properties fo:padding="0.097cm" fo:border-left="0.05pt solid #000000" fo:border-right="none" fo:border-top="none" fo:border-bottom="0.05pt solid #000000"/>
    </style:style>
    <style:style style:name="Tabela4.C19" style:family="table-cell">
      <style:table-cell-properties fo:padding="0.097cm" fo:border-left="0.05pt solid #000000" fo:border-right="none" fo:border-top="none" fo:border-bottom="0.05pt solid #000000"/>
    </style:style>
    <style:style style:name="Tabela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0" style:family="table-cell">
      <style:table-cell-properties fo:padding="0.097cm" fo:border-left="0.05pt solid #000000" fo:border-right="none" fo:border-top="none" fo:border-bottom="0.05pt solid #000000"/>
    </style:style>
    <style:style style:name="Tabela4.B20" style:family="table-cell">
      <style:table-cell-properties fo:padding="0.097cm" fo:border-left="0.05pt solid #000000" fo:border-right="none" fo:border-top="none" fo:border-bottom="0.05pt solid #000000"/>
    </style:style>
    <style:style style:name="Tabela4.C20" style:family="table-cell">
      <style:table-cell-properties fo:padding="0.097cm" fo:border-left="0.05pt solid #000000" fo:border-right="none" fo:border-top="none" fo:border-bottom="0.05pt solid #000000"/>
    </style:style>
    <style:style style:name="Tabela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21" style:family="table-cell">
      <style:table-cell-properties fo:padding="0.097cm" fo:border-left="0.05pt solid #000000" fo:border-right="none" fo:border-top="none" fo:border-bottom="0.05pt solid #000000"/>
    </style:style>
    <style:style style:name="Tabela4.B21" style:family="table-cell">
      <style:table-cell-properties fo:padding="0.097cm" fo:border-left="0.05pt solid #000000" fo:border-right="none" fo:border-top="none" fo:border-bottom="0.05pt solid #000000"/>
    </style:style>
    <style:style style:name="Tabela4.C21" style:family="table-cell">
      <style:table-cell-properties fo:padding="0.097cm" fo:border-left="0.05pt solid #000000" fo:border-right="none" fo:border-top="none" fo:border-bottom="0.05pt solid #000000"/>
    </style:style>
    <style:style style:name="Tabela4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margin-top="0cm" fo:margin-bottom="0cm" style:contextual-spacing="false" fo:line-height="115%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8" style:family="paragraph" style:parent-style-name="Standard">
      <style:paragraph-properties fo:margin-top="0cm" fo:margin-bottom="0cm" style:contextual-spacing="false" fo:line-height="150%"/>
    </style:style>
    <style:style style:name="P9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0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11" style:family="paragraph" style:parent-style-name="Standard">
      <style:paragraph-properties fo:margin-left="0cm" fo:margin-right="0cm" fo:margin-top="0cm" fo:margin-bottom="0.37cm" style:contextual-spacing="false" fo:line-height="150%" fo:text-align="justify" style:justify-single-word="false" fo:text-indent="1.249cm" style:auto-text-indent="false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3" style:family="paragraph" style:parent-style-name="Contents_20_1">
      <style:paragraph-properties fo:line-height="150%"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line-height="150%"/>
    </style:style>
    <style:style style:name="P15" style:family="paragraph" style:parent-style-name="Heading_20_6">
      <style:paragraph-properties fo:margin-left="0cm" fo:margin-right="0cm" fo:line-height="150%" fo:text-indent="1.323cm" style:auto-text-indent="false"/>
      <style:text-properties officeooo:paragraph-rsid="000e7873"/>
    </style:style>
    <style:style style:name="P16" style:family="paragraph" style:parent-style-name="Contents_20_2">
      <style:paragraph-properties fo:line-height="150%">
        <style:tab-stops>
          <style:tab-stop style:position="16.648cm" style:type="right" style:leader-style="dotted" style:leader-text="."/>
        </style:tab-stops>
      </style:paragraph-properties>
    </style:style>
    <style:style style:name="P17" style:family="paragraph" style:parent-style-name="Heading_20_2">
      <style:paragraph-properties fo:line-height="150%"/>
    </style:style>
    <style:style style:name="P18" style:family="paragraph" style:parent-style-name="Heading_20_2">
      <style:paragraph-properties fo:line-height="150%"/>
      <style:text-properties fo:color="#000000" style:font-name="Arial" fo:font-weight="bold" style:font-weight-asian="bold" style:font-weight-complex="bold"/>
    </style:style>
    <style:style style:name="P19" style:family="paragraph" style:parent-style-name="Heading_20_2">
      <style:paragraph-properties fo:line-height="150%" fo:text-align="justify" style:justify-single-word="false"/>
      <style:text-properties fo:color="#000000" style:font-name="Arial" fo:font-weight="bold" officeooo:paragraph-rsid="000ec5c5" style:font-weight-asian="bold" style:font-weight-complex="bold"/>
    </style:style>
    <style:style style:name="P20" style:family="paragraph" style:parent-style-name="Heading_20_2">
      <style:paragraph-properties fo:line-height="150%" fo:text-align="justify" style:justify-single-word="false"/>
      <style:text-properties style:font-name="Arial" officeooo:paragraph-rsid="000ec5c5"/>
    </style:style>
    <style:style style:name="P21" style:family="paragraph" style:parent-style-name="Normal">
      <style:paragraph-properties fo:line-height="150%"/>
    </style:style>
    <style:style style:name="P22" style:family="paragraph" style:parent-style-name="Normal">
      <style:paragraph-properties fo:line-height="150%" fo:text-align="center" style:justify-single-word="false"/>
    </style:style>
    <style:style style:name="P23" style:family="paragraph" style:parent-style-name="Normal">
      <style:paragraph-properties fo:line-height="150%"/>
      <style:text-properties style:font-name="Arial"/>
    </style:style>
    <style:style style:name="P24" style:family="paragraph" style:parent-style-name="Standard">
      <style:paragraph-properties fo:line-height="150%" fo:text-align="justify" style:justify-single-word="false"/>
    </style:style>
    <style:style style:name="P25" style:family="paragraph" style:parent-style-name="Standard">
      <style:paragraph-properties fo:line-height="150%" fo:text-align="justify" style:justify-single-word="false"/>
      <style:text-properties officeooo:paragraph-rsid="000ec5c5"/>
    </style:style>
    <style:style style:name="P26" style:family="paragraph" style:parent-style-name="Standard">
      <style:paragraph-properties fo:line-height="150%"/>
      <style:text-properties fo:color="#000000" style:font-name="Arial"/>
    </style:style>
    <style:style style:name="P27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28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29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30" style:family="paragraph" style:parent-style-name="Standard">
      <style:paragraph-properties fo:line-height="150%"/>
      <style:text-properties fo:color="#000000" style:font-name="Arial" fo:font-size="28pt" style:font-size-asian="28pt" style:font-size-complex="28pt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officeooo:paragraph-rsid="000e7873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officeooo:paragraph-rsid="000ec5c5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35" style:family="paragraph" style:parent-style-name="Standard" style:list-style-name="LS3">
      <style:paragraph-properties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officeooo:paragraph-rsid="000ec5c5"/>
    </style:style>
    <style:style style:name="P38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40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fo:color="#000000" style:font-name="Arial" fo:font-weight="bold" officeooo:paragraph-rsid="000ec5c5" style:font-weight-asian="bold" style:font-weight-complex="bold"/>
    </style:style>
    <style:style style:name="P41" style:family="paragraph" style:parent-style-name="Standard" style:list-style-name="LS3">
      <style:paragraph-properties fo:margin-top="0cm" fo:margin-bottom="0cm" style:contextual-spacing="false" fo:line-height="150%" fo:text-align="justify" style:justify-single-word="false"/>
      <style:text-properties style:font-name="Arial" fo:font-size="11pt" fo:font-weight="normal" officeooo:paragraph-rsid="000e7873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paragraph-rsid="000ec5c5"/>
    </style:style>
    <style:style style:name="P43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0f4922" officeooo:paragraph-rsid="000f4922"/>
    </style:style>
    <style:style style:name="P44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officeooo:rsid="00113352" officeooo:paragraph-rsid="00113352"/>
    </style:style>
    <style:style style:name="P45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.5pt" officeooo:paragraph-rsid="00113352" style:font-size-asian="10.5pt" style:font-size-complex="10.5pt"/>
    </style:style>
    <style:style style:name="P46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.5pt" officeooo:paragraph-rsid="000ec5c5" style:font-size-asian="10.5pt" style:font-size-complex="10.5pt"/>
    </style:style>
    <style:style style:name="P47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.5pt" officeooo:paragraph-rsid="001917d5" style:font-size-asian="10.5pt" style:font-size-complex="10.5pt"/>
    </style:style>
    <style:style style:name="P48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.5pt" officeooo:paragraph-rsid="0018fae3" style:font-size-asian="10.5pt" style:font-size-complex="10.5pt"/>
    </style:style>
    <style:style style:name="P49" style:family="paragraph" style:parent-style-name="Standard">
      <style:paragraph-properties fo:margin-top="0cm" fo:margin-bottom="0cm" style:contextual-spacing="false" fo:line-height="150%" fo:text-align="justify" style:justify-single-word="false"/>
      <style:text-properties style:font-name="Arial" fo:font-size="10.5pt" officeooo:rsid="00113352" officeooo:paragraph-rsid="00113352" style:font-size-asian="10.5pt" style:font-size-complex="10.5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7cm" style:auto-text-indent="false"/>
      <style:text-properties officeooo:paragraph-rsid="000ec5c5"/>
    </style:style>
    <style:style style:name="P51" style:family="paragraph" style:parent-style-name="Contents_20_Heading">
      <style:paragraph-properties fo:line-height="150%"/>
      <style:text-properties style:font-name="Arial"/>
    </style:style>
    <style:style style:name="P52" style:family="paragraph" style:parent-style-name="Table_20_Contents">
      <style:paragraph-properties fo:line-height="150%" fo:text-align="justify" style:justify-single-word="false"/>
      <style:text-properties style:font-name="Arial"/>
    </style:style>
    <style:style style:name="P53" style:family="paragraph" style:parent-style-name="Table_20_Contents">
      <style:paragraph-properties fo:line-height="150%" fo:text-align="justify" style:justify-single-word="false"/>
      <style:text-properties style:font-name="Arial" officeooo:paragraph-rsid="001a4158"/>
    </style:style>
    <style:style style:name="P54" style:family="paragraph" style:parent-style-name="Table_20_Contents">
      <style:paragraph-properties fo:line-height="150%" fo:text-align="justify" style:justify-single-word="false"/>
      <style:text-properties style:font-name="Arial" officeooo:paragraph-rsid="001b9bc2"/>
    </style:style>
    <style:style style:name="P55" style:family="paragraph" style:parent-style-name="Table_20_Contents">
      <style:paragraph-properties fo:line-height="150%" fo:text-align="justify" style:justify-single-word="false"/>
      <style:text-properties style:font-name="Arial" officeooo:paragraph-rsid="001bfe8e"/>
    </style:style>
    <style:style style:name="P56" style:family="paragraph" style:parent-style-name="Table_20_Contents">
      <style:paragraph-properties fo:line-height="150%" fo:text-align="start" style:justify-single-word="false"/>
      <style:text-properties style:font-name="Arial" officeooo:paragraph-rsid="001a4158"/>
    </style:style>
    <style:style style:name="P57" style:family="paragraph" style:parent-style-name="Table_20_Contents">
      <style:paragraph-properties fo:line-height="150%" fo:text-align="start" style:justify-single-word="false"/>
      <style:text-properties style:font-name="Arial" officeooo:paragraph-rsid="001b9bc2"/>
    </style:style>
    <style:style style:name="P58" style:family="paragraph" style:parent-style-name="Table_20_Contents">
      <style:paragraph-properties fo:line-height="150%" fo:text-align="start" style:justify-single-word="false"/>
      <style:text-properties style:font-name="Arial" officeooo:paragraph-rsid="001bfe8e"/>
    </style:style>
    <style:style style:name="P59" style:family="paragraph" style:parent-style-name="Table_20_Contents">
      <style:paragraph-properties fo:line-height="150%" fo:text-align="justify" style:justify-single-word="false"/>
      <style:text-properties style:font-name="Arial" fo:font-weight="bold" officeooo:paragraph-rsid="001a4158" style:font-weight-asian="bold" style:font-weight-complex="bold"/>
    </style:style>
    <style:style style:name="P60" style:family="paragraph" style:parent-style-name="Table_20_Contents">
      <style:paragraph-properties fo:line-height="150%" fo:text-align="start" style:justify-single-word="false"/>
      <style:text-properties style:font-name="Arial" fo:font-weight="bold" officeooo:paragraph-rsid="001a4158" style:font-weight-asian="bold" style:font-weight-complex="bold"/>
    </style:style>
    <style:style style:name="P61" style:family="paragraph" style:parent-style-name="Table_20_Contents">
      <style:paragraph-properties fo:line-height="150%" fo:text-align="justify" style:justify-single-word="false"/>
      <style:text-properties style:font-name="Arial" fo:font-size="11pt" fo:font-weight="bold" officeooo:paragraph-rsid="001a4158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line-height="150%" fo:text-align="justify" style:justify-single-word="false"/>
      <style:text-properties style:font-name="Arial" fo:font-size="11pt" style:font-size-asian="11pt" style:font-size-complex="11pt"/>
    </style:style>
    <style:style style:name="P63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1a4158" style:font-size-asian="11pt" style:font-size-complex="11pt"/>
    </style:style>
    <style:style style:name="P64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1b9bc2" style:font-size-asian="11pt" style:font-size-complex="11pt"/>
    </style:style>
    <style:style style:name="P65" style:family="paragraph" style:parent-style-name="Table_20_Contents">
      <style:paragraph-properties fo:line-height="150%" fo:text-align="justify" style:justify-single-word="false"/>
      <style:text-properties style:font-name="Arial" fo:font-size="11pt" officeooo:paragraph-rsid="001bfe8e" style:font-size-asian="11pt" style:font-size-complex="11pt"/>
    </style:style>
    <style:style style:name="T1" style:family="text">
      <style:text-properties fo:font-size="11pt" fo:font-weight="normal" style:font-size-asian="11pt" style:font-weight-asian="normal" style:font-size-complex="11pt" style:font-weight-complex="normal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a4158" style:font-size-asian="9.60000038146973pt" style:font-size-complex="11pt"/>
    </style:style>
    <style:style style:name="T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000000" style:font-name="Arial" fo:font-size="11pt" officeooo:rsid="000f4922" style:font-size-asian="11pt" style:font-size-complex="11pt"/>
    </style:style>
    <style:style style:name="T7" style:family="text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000000" style:font-name="Arial" fo:font-size="11pt" fo:font-weight="normal" officeooo:rsid="000e7873" style:font-size-asian="9.60000038146973pt" style:font-weight-asian="normal" style:font-size-complex="11pt" style:font-weight-complex="normal"/>
    </style:style>
    <style:style style:name="T9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color="#000000" style:font-name="Arial" fo:font-size="11pt" fo:font-weight="normal" fo:background-color="#ffffff" style:font-size-asian="11pt" style:font-weight-asian="normal" style:font-size-complex="11pt" style:font-weight-complex="normal"/>
    </style:style>
    <style:style style:name="T11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weight="bold" style:font-weight-asian="bold" style:font-weight-complex="bold"/>
    </style:style>
    <style:style style:name="T15" style:family="text">
      <style:text-properties fo:color="#000000" style:font-name="Arial" fo:font-weight="bold" officeooo:rsid="000e0a32" style:font-weight-asian="bold" style:font-weight-complex="bold"/>
    </style:style>
    <style:style style:name="T16" style:family="text">
      <style:text-properties fo:color="#000000" style:font-name="Arial" fo:font-weight="bold" officeooo:rsid="000f478a" style:font-weight-asian="bold" style:font-weight-complex="bold"/>
    </style:style>
    <style:style style:name="T17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000000" style:font-name="Arial" fo:font-size="13pt" fo:font-weight="bold" style:font-size-asian="13pt" style:font-weight-asian="bold" style:font-size-complex="13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0f478a"/>
    </style:style>
    <style:style style:name="T21" style:family="text">
      <style:text-properties officeooo:rsid="00113352"/>
    </style:style>
    <style:style style:name="T22" style:family="text">
      <style:text-properties style:font-name="Arial" fo:font-size="11pt" style:font-size-asian="11pt" style:font-size-complex="11pt"/>
    </style:style>
    <style:style style:name="T23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5" style:family="text">
      <style:text-properties style:font-name="Arial" fo:font-size="12pt" style:font-size-asian="12pt" style:font-size-complex="12pt"/>
    </style:style>
    <style:style style:name="T26" style:family="text">
      <style:text-properties style:font-name="Arial" fo:font-size="12pt" fo:background-color="#ffffff" style:font-size-asian="12pt" style:font-size-complex="12pt"/>
    </style:style>
    <style:style style:name="T27" style:family="text">
      <style:text-properties style:font-name="Arial" fo:font-weight="bold" style:font-weight-asian="bold" style:font-weight-complex="bold"/>
    </style:style>
    <style:style style:name="T28" style:family="text">
      <style:text-properties style:font-name="Arial" fo:background-color="#ffffff"/>
    </style:style>
    <style:style style:name="T29" style:family="text">
      <style:text-properties style:font-name="Arial" fo:background-color="#e5ecf9"/>
    </style:style>
    <style:style style:name="T30" style:family="text">
      <style:text-properties style:font-name="Arial" officeooo:rsid="001a4158"/>
    </style:style>
    <style:style style:name="T31" style:family="text">
      <style:text-properties officeooo:rsid="0018fae3"/>
    </style:style>
    <style:style style:name="T32" style:family="text">
      <style:text-properties officeooo:rsid="001917d5"/>
    </style:style>
    <style:style style:name="T33" style:family="text">
      <style:text-properties officeooo:rsid="001a4158"/>
    </style:style>
    <style:style style:name="T34" style:family="text">
      <style:text-properties fo:font-variant="normal" fo:text-transform="none" fo:color="#000000" fo:letter-spacing="normal" fo:font-style="normal" fo:font-weight="normal"/>
    </style:style>
    <style:style style:name="T35" style:family="text">
      <style:text-properties fo:font-variant="normal" fo:text-transform="none" fo:color="#000000" fo:letter-spacing="normal" fo:font-style="normal" fo:font-weight="normal" officeooo:rsid="001a4158"/>
    </style:style>
    <style:style style:name="T36" style:family="text">
      <style:text-properties officeooo:rsid="001b9bc2"/>
    </style:style>
    <style:style style:name="T37" style:family="text">
      <style:text-properties officeooo:rsid="001bfe8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6"/>
      <text:p text:style-name="P26"/>
      <text:p text:style-name="P26"/>
      <text:p text:style-name="P26"/>
      <text:p text:style-name="P27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4"><text:span text:style-name="Fonte_20_parág._20_padrão"><text:span text:style-name="T11"/></text:span></text:p>
      <text:p text:style-name="P24"><text:span text:style-name="Fonte_20_parág._20_padrão"><text:span text:style-name="T24">SGB_GCONF_PlanoDeGerênciaDeConfiguração </text:span></text:span></text:p>
      <text:p text:style-name="P24"><text:bookmark-start text:name="id.gjdgxs"/><text:span text:style-name="Fonte_20_parág._20_padrão"><text:span text:style-name="T11">Versão 0.1</text:span></text:span><text:bookmark-end text:name="id.gjdgxs"/></text:p>
      <text:p text:style-name="P29"/>
      <text:p text:style-name="P29"/>
      <text:p text:style-name="P29"/>
      <text:p text:style-name="P29"/>
      <text:p text:style-name="P29"/>
      <text:p text:style-name="P30"><text:soft-page-break/><text:span text:style-name="T19">Histórico de Revisões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8"><text:span text:style-name="Fonte_20_parág._20_padrão"><text:span text:style-name="T12">Nome</text:span></text:span></text:p>
          </table:table-cell>
          <table:table-cell table:style-name="Tabela2.A1" office:value-type="string">
            <text:p text:style-name="P8"><text:span text:style-name="Fonte_20_parág._20_padrão"><text:span text:style-name="T12">Alterações</text:span></text:span></text:p>
          </table:table-cell>
          <table:table-cell table:style-name="Tabela2.A1" office:value-type="string">
            <text:p text:style-name="P8"><text:span text:style-name="Fonte_20_parág._20_padrão"><text:span text:style-name="T12">Data</text:span></text:span></text:p>
          </table:table-cell>
          <table:table-cell table:style-name="Tabela2.A1" office:value-type="string">
            <text:p text:style-name="P8"><text:span text:style-name="Fonte_20_parág._20_padrão"><text:span text:style-name="T12">Versão</text:span></text:span></text:p>
          </table:table-cell>
        </table:table-row>
        <table:table-row>
          <table:table-cell table:style-name="Tabela2.A2" office:value-type="string">
            <text:p text:style-name="P8"><text:span text:style-name="Fonte_20_parág._20_padrão"><text:span text:style-name="T13">Allan Vieira Ribeiro</text:span></text:span></text:p>
          </table:table-cell>
          <table:table-cell table:style-name="Tabela2.A2" office:value-type="string">
            <text:p text:style-name="P8"><text:span text:style-name="Fonte_20_parág._20_padrão"><text:span text:style-name="T13">Criação do Documento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22/10/2012</text:span></text:span></text:p>
          </table:table-cell>
          <table:table-cell table:style-name="Tabela2.A2" office:value-type="string">
            <text:p text:style-name="P9"><text:span text:style-name="Fonte_20_parág._20_padrão"><text:span text:style-name="T13">0.1</text:span></text:span></text:p>
          </table:table-cell>
        </table:table-row>
        <table:table-row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</table:table-row>
        <table:table-row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8"/>
          </table:table-cell>
          <table:table-cell table:style-name="Tabela2.A2" office:value-type="string">
            <text:p text:style-name="P39"/>
          </table:table-cell>
          <table:table-cell table:style-name="Tabela2.A2" office:value-type="string">
            <text:p text:style-name="P39"/>
          </table:table-cell>
        </table:table-row>
      </table:table>
      <text:p text:style-name="P2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P51"><text:soft-page-break/>Sumário</text:p>
            <text:p text:style-name="P51"><text:span text:style-name="T2"/></text:p>
          </text:index-title>
          <text:p text:style-name="P13"><text:a xlink:type="simple" xlink:href="#__RefHeading__3196_103755458"><text:span text:style-name="T22">1 Introdução <text:tab/>4</text:span></text:a></text:p>
          <text:p text:style-name="P13"><text:a xlink:type="simple" xlink:href="#__RefHeading__3198_103755458"><text:span text:style-name="T22">2 Propósitos<text:tab/>4</text:span></text:a></text:p>
          <text:p text:style-name="P16"><text:a xlink:type="simple" xlink:href="#__RefHeading__3200_103755458"><text:span text:style-name="T22">2.1 Público Alvo<text:tab/>4</text:span></text:a></text:p>
          <text:p text:style-name="P13"><text:a xlink:type="simple" xlink:href="#__RefHeading__3202_103755458"><text:span text:style-name="T22">3 Escopo<text:tab/>4</text:span></text:a></text:p>
          <text:p text:style-name="P13"><text:a xlink:type="simple" xlink:href="#__RefHeading__3266_398758807"><text:span text:style-name="T22">4 Convenções, Abreviações e Termos<text:tab/>5</text:span></text:a></text:p>
          <text:p text:style-name="P13"><text:a xlink:type="simple" xlink:href="#__RefHeading__3270_398758807"><text:span text:style-name="T22">5 Identificação da Configuração<text:tab/>5</text:span></text:a></text:p>
          <text:p text:style-name="P16"><text:a xlink:type="simple" xlink:href="#__RefHeading__3272_398758807"><text:span text:style-name="T22">5.1 Nomenclatura dos Itens de Configuração<text:tab/>5</text:span></text:a></text:p>
          <text:p text:style-name="P16"><text:a xlink:type="simple" xlink:href="#__RefHeading__3276_398758807"><text:span text:style-name="T22">5.2 Acrônimos<text:tab/>5</text:span></text:a></text:p>
          <text:p text:style-name="P16"><text:a xlink:type="simple" xlink:href="#__RefHeading__3282_398758807"><text:span text:style-name="T22">5.3 Local de Armazenamento<text:tab/>6</text:span></text:a></text:p>
          <text:p text:style-name="P16"><text:a xlink:type="simple" xlink:href="#__RefHeading__3284_398758807"><text:span text:style-name="T22">5.4 Estrutura de Diretórios<text:tab/>6</text:span></text:a></text:p>
          <text:p text:style-name="P16"><text:a xlink:type="simple" xlink:href="#__RefHeading__3286_398758807"><text:span text:style-name="T22">5.5 Ferramentas<text:tab/>7</text:span></text:a></text:p>
          <text:p text:style-name="P16"><text:a xlink:type="simple" xlink:href="#__RefHeading__3288_398758807"><text:span text:style-name="T22">5.6 Templates de Artefatos<text:tab/>7</text:span></text:a></text:p>
          <text:p text:style-name="P16"><text:a xlink:type="simple" xlink:href="#__RefHeading__3290_398758807"><text:span text:style-name="T22">5.7 Regras de acesso<text:tab/>7</text:span></text:a></text:p>
        </text:index-body>
      </text:table-of-content>
      <text:p text:style-name="P26"/>
      <text:p text:style-name="P26"/>
      <text:p text:style-name="P29"/>
      <text:p text:style-name="P29"/>
      <text:p text:style-name="P29"/>
      <text:p text:style-name="P29"/>
      <text:p text:style-name="P29"/>
      <text:p text:style-name="P29"><text:soft-page-break/></text:p>
      <text:h text:style-name="P14" text:outline-level="1"><text:bookmark-start text:name="__RefHeading__3196_103755458"/><text:bookmark-start text:name="h.30j0zll"/><text:bookmark-start text:name="_Toc338917870"/><text:span text:style-name="Fonte_20_parág._20_padrão"><text:span text:style-name="T14">1 Introdução</text:span></text:span><text:bookmark-end text:name="h.30j0zll"/><text:bookmark-end text:name="_Toc338917870"/><text:span text:style-name="Fonte_20_parág._20_padrão"><text:span text:style-name="T14"> </text:span></text:span><text:bookmark-end text:name="__RefHeading__3196_103755458"/></text:h>
      <text:p text:style-name="P10"><text:span text:style-name="Fonte_20_parág._20_padrão"><text:span text:style-name="T13"><text:tab/></text:span></text:span><text:bookmark-start text:name="id.30j0zll"/><text:span text:style-name="Fonte_20_parág._20_padrão"><text:span text:style-name="T13">O Plano de Gerência de Configuração visar gerenciar e controlar os artefatos de software gerados para o Sistema de Gestão Bibliográfica(SGB). Este plano definirá os meios utilizados para</text:span></text:span><text:bookmark-end text:name="id.30j0zll"/><text:span text:style-name="Fonte_20_parág._20_padrão"><text:span text:style-name="T13"> manter a integridade, o histórico de alterações e controlar as mudanças realizadas nos artefatos do SGB.</text:span></text:span></text:p>
      <text:h text:style-name="P14" text:outline-level="1"><text:bookmark-start text:name="__RefHeading__3198_103755458"/><text:bookmark-start text:name="h.1fob9te"/><text:bookmark-start text:name="_Toc338917871"/><text:span text:style-name="Fonte_20_parág._20_padrão"><text:span text:style-name="T14">2 </text:span></text:span><text:bookmark-end text:name="h.1fob9te"/><text:bookmark-end text:name="_Toc338917871"/><text:span text:style-name="Fonte_20_parág._20_padrão"><text:span text:style-name="T15">Propósitos</text:span></text:span><text:bookmark-end text:name="__RefHeading__3198_103755458"/></text:h>
      <text:p text:style-name="P12"><text:span text:style-name="T25">Este documento tem como finalidade criar o padrão a ser seguido por todos os membros da equipe permitindo que se mantenha </text:span><text:span text:style-name="Fonte_20_parág._20_padrão"><text:span text:style-name="T26">a integridade dos artefatos gerados de acordo com a nomenclatura e regras para o versionamento, estrutura de diretórios, a identificação de papéis e responsabilidades.</text:span></text:span></text:p>
      <text:p text:style-name="P11"><text:span text:style-name="Fonte_20_parág._20_padrão"><text:span text:style-name="T13">Para que isso aconteça serão detalhados os recursos necessários (equipes, ferramentas e ambiente), as responsabilidades para a gerência de configuração do SGB.</text:span></text:span></text:p>
      <text:h text:style-name="P17" text:outline-level="2"><text:bookmark-start text:name="__RefHeading__3200_103755458"/><text:bookmark-start text:name="h.3znysh7"/><text:bookmark-start text:name="_Toc338917872"/><text:span text:style-name="Fonte_20_parág._20_padrão"><text:span text:style-name="T14">2.1 </text:span></text:span><text:bookmark-end text:name="h.3znysh7"/><text:bookmark-end text:name="_Toc338917872"/><text:span text:style-name="Fonte_20_parág._20_padrão"><text:span text:style-name="T14">Público Alvo</text:span></text:span><text:bookmark-end text:name="__RefHeading__3200_103755458"/></text:h>
      <text:p text:style-name="P4"><text:span text:style-name="Fonte_20_parág._20_padrão"><text:span text:style-name="T13"><text:tab/>Este documento destina-se a todos os membros da equipe, bem como ao Solicitante, Equipe de TI e usuários do sistema.</text:span></text:span></text:p>
      <text:h text:style-name="P14" text:outline-level="1"><text:bookmark-start text:name="__RefHeading__3202_103755458"/><text:span text:style-name="Fonte_20_parág._20_padrão"><text:span text:style-name="T14">3 </text:span></text:span><text:bookmark-start text:name="h.2et92p0"/><text:bookmark-start text:name="_Toc338917873"/><text:span text:style-name="Fonte_20_parág._20_padrão"><text:span text:style-name="T14">E</text:span></text:span><text:bookmark-end text:name="h.2et92p0"/><text:bookmark-end text:name="_Toc338917873"/><text:span text:style-name="Fonte_20_parág._20_padrão"><text:span text:style-name="T14">scopo</text:span></text:span><text:bookmark-end text:name="__RefHeading__3202_103755458"/></text:h>
      <text:p text:style-name="P4"><text:span text:style-name="Fonte_20_parág._20_padrão"><text:span text:style-name="T13"><text:tab/>Este documento descreve as ferramentas necessárias para a realização da configuração pela equipe responsável pelo desenvolvimento dos artefatos de software do SGB. </text:span></text:span></text:p>
      <text:h text:style-name="P14" text:outline-level="1"><text:bookmark-start text:name="__RefHeading__3266_398758807"/><text:span text:style-name="Fonte_20_parág._20_padrão"><text:span text:style-name="T17">4 Convenções, Abreviações e Termos</text:span></text:span><text:bookmark-end text:name="__RefHeading__3266_398758807"/></text:h>
      <text:p text:style-name="P31"><text:tab/>Definições de todas as convenções, abreviações e termos utilizados neste document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6"><text:span text:style-name="Fonte_20_parág._20_padrão"><text:span text:style-name="T23">Termo</text:span></text:span></text:p>
          </table:table-cell>
          <table:table-cell table:style-name="Tabela3.B1" office:value-type="string">
            <text:p text:style-name="P36"><text:span text:style-name="Fonte_20_parág._20_padrão"><text:span text:style-name="T23">Descrição</text:span></text:span></text:p>
          </table:table-cell>
        </table:table-row>
        <text:soft-page-break/>
        <table:table-row>
          <table:table-cell table:style-name="Tabela3.A2" office:value-type="string">
            <text:p text:style-name="P36"><text:span text:style-name="Fonte_20_parág._20_padrão"><text:span text:style-name="T22">SGB</text:span></text:span></text:p>
          </table:table-cell>
          <table:table-cell table:style-name="Tabela3.B2" office:value-type="string">
            <text:p text:style-name="P36"><text:span text:style-name="Fonte_20_parág._20_padrão"><text:span text:style-name="T22">Sistema de Gestão Bibliográfica</text:span></text:span></text:p>
          </table:table-cell>
        </table:table-row>
        <table:table-row>
          <table:table-cell table:style-name="Tabela3.A2" office:value-type="string">
            <text:p text:style-name="P36"><text:span text:style-name="Fonte_20_parág._20_padrão"><text:span text:style-name="T22">GCO</text:span></text:span></text:p>
          </table:table-cell>
          <table:table-cell table:style-name="Tabela3.B2" office:value-type="string">
            <text:p text:style-name="P36"><text:span text:style-name="Fonte_20_parág._20_padrão"><text:span text:style-name="T22">Gerente de Configuração</text:span></text:span></text:p>
          </table:table-cell>
        </table:table-row>
      </table:table>
      <text:p text:style-name="P22"><text:bookmark-start text:name="__RefHeading__3268_398758807"/><text:span text:style-name="Fonte_20_parág._20_padrão"><text:span text:style-name="T7">Tabela 1 - Convenções, Abreviações e Termos</text:span></text:span><text:bookmark-end text:name="__RefHeading__3268_398758807"/></text:p>
      <text:h text:style-name="P14" text:outline-level="1"><text:bookmark-start text:name="__RefHeading__3270_398758807"/><text:span text:style-name="Fonte_20_parág._20_padrão"><text:span text:style-name="T17">5 Identificação da Configuração</text:span></text:span><text:bookmark-end text:name="__RefHeading__3270_398758807"/></text:h>
      <text:h text:style-name="P15" text:outline-level="6"><text:span text:style-name="Fonte_20_parág._20_padrão"><text:span text:style-name="T8">Segue <text:s/>abaixo as normas para identificação dos itens de configuração.</text:span></text:span></text:h>
      <text:h text:style-name="P17" text:outline-level="2"><text:bookmark-start text:name="__RefHeading__3272_398758807"/><text:span text:style-name="Fonte_20_parág._20_padrão"><text:span text:style-name="T18">5.1 Nomenclatura dos Itens de Configuração</text:span></text:span><text:bookmark-end text:name="__RefHeading__3272_398758807"/></text:h>
      <text:p text:style-name="P32"><text:tab/><text:span text:style-name="T1">Os documentos do projeto deverão possuir a seguinte nomenclatura:</text:span></text:p>
      <text:p text:style-name="P34">&lt;SIGLA_PROJETO&gt;_&lt;ACRONIMO_ARQUIVO&gt;_&lt;NOME_ARQUIVO&gt;.&lt;EXTENSÃO&gt;.</text:p>
      <text:p text:style-name="P34"><text:tab/>Os campos citados acima deverão ser substituídos pelos dados definidos em:</text:p>
      <text:list xml:id="list22206256" text:style-name="LS3">
        <text:list-item>
          <text:p text:style-name="P35">&lt;SIGLA_PROJETO&gt;: A sigla do projeto corrente, ou seja, SGB.</text:p>
        </text:list-item>
        <text:list-item>
          <text:p text:style-name="P35">&lt;ACRONIMO_ARQUIVO&gt;: Acrônimo do tipo do arquivo definido em 5.1.2</text:p>
        </text:list-item>
        <text:list-item>
          <text:p text:style-name="P35">&lt;NOME_ARQUIVO&gt;: Nome do arquivo em Camel Case</text:p>
        </text:list-item>
        <text:list-item>
          <text:p text:style-name="P41">&lt;EXTENSÃO&gt;: Extensão do arquivo</text:p>
        </text:list-item>
      </text:list>
      <text:p text:style-name="P21"><text:bookmark-start text:name="__RefHeading__3274_398758807"/><text:span text:style-name="Fonte_20_parág._20_padrão"><text:span text:style-name="T9"><text:tab/>Um exemplo de nomeclatura de arquivo é utilizando a definição acima é : SGB_GCONF_PlanoDeGerênciaDeConfiguração.pdf.</text:span></text:span><text:bookmark-end text:name="__RefHeading__3274_398758807"/></text:p>
      <text:h text:style-name="P17" text:outline-level="2"><text:bookmark-start text:name="__RefHeading__3276_398758807"/><text:span text:style-name="Fonte_20_parág._20_padrão"><text:span text:style-name="T16">5.2</text:span></text:span><text:bookmark-start text:name="_Toc338918236"/><text:bookmark-start text:name="h.iakn9dcgy99q"/><text:span text:style-name="Fonte_20_parág._20_padrão"><text:span text:style-name="T14"> Acrônimos</text:span></text:span><text:bookmark-end text:name="__RefHeading__3276_398758807"/><text:bookmark-end text:name="_Toc338918236"/><text:bookmark-end text:name="h.iakn9dcgy99q"/></text:h>
      <text:p text:style-name="P33"><text:tab/>Segue abaixo a definição dos acrônimos de todos os artefatos do projeto com a definição do tipo de documento correspondente.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7"><text:span text:style-name="Fonte_20_parág._20_padrão"><text:span text:style-name="T27">Acrônimo</text:span></text:span></text:p>
          </table:table-cell>
          <table:table-cell table:style-name="Tabela5.B1" office:value-type="string">
            <text:p text:style-name="P37"><text:span text:style-name="Fonte_20_parág._20_padrão"><text:span text:style-name="T27">Tipo de Documento</text:span></text:span></text:p>
          </table:table-cell>
        </table:table-row>
        <table:table-row>
          <table:table-cell table:style-name="Tabela5.A19" office:value-type="string">
            <text:p text:style-name="P42">TAP</text:p>
          </table:table-cell>
          <table:table-cell table:style-name="Tabela5.B19" office:value-type="string">
            <text:p text:style-name="P42">Termo de abertura do projeto</text:p>
          </table:table-cell>
        </table:table-row>
        <table:table-row>
          <table:table-cell table:style-name="Tabela5.A19" office:value-type="string">
            <text:p text:style-name="P43">ANVI</text:p>
          </table:table-cell>
          <table:table-cell table:style-name="Tabela5.B19" office:value-type="string">
            <text:p text:style-name="P43">Análise de Viabilidade Preliminar</text:p>
          </table:table-cell>
        </table:table-row>
        <table:table-row>
          <table:table-cell table:style-name="Tabela5.A19" office:value-type="string">
            <text:p text:style-name="P43">CONOPS</text:p>
          </table:table-cell>
          <table:table-cell table:style-name="Tabela5.B19" office:value-type="string">
            <text:p text:style-name="P43">Conceito de Operações</text:p>
          </table:table-cell>
        </table:table-row>
        <table:table-row>
          <table:table-cell table:style-name="Tabela5.A19" office:value-type="string">
            <text:p text:style-name="P43">MDCV</text:p>
          </table:table-cell>
          <table:table-cell table:style-name="Tabela5.B19" office:value-type="string">
            <text:p text:style-name="P43">Modelo de Ciclo de Vida</text:p>
          </table:table-cell>
        </table:table-row>
        <table:table-row>
          <table:table-cell table:style-name="Tabela5.A19" office:value-type="string">
            <text:p text:style-name="P43">METEST</text:p>
          </table:table-cell>
          <table:table-cell table:style-name="Tabela5.B19" office:value-type="string">
            <text:p text:style-name="P43">Métricas e Estimativas</text:p>
          </table:table-cell>
        </table:table-row>
        <table:table-row>
          <table:table-cell table:style-name="Tabela5.A19" office:value-type="string">
            <text:p text:style-name="P43">ADF</text:p>
          </table:table-cell>
          <table:table-cell table:style-name="Tabela5.B19" office:value-type="string">
            <text:p text:style-name="P43">Análise e Definição de Ferramentas</text:p>
          </table:table-cell>
        </table:table-row>
        <table:table-row>
          <table:table-cell table:style-name="Tabela5.A19" office:value-type="string">
            <text:p text:style-name="P43">ATAR</text:p>
          </table:table-cell>
          <table:table-cell table:style-name="Tabela5.B19" office:value-type="string">
            <text:p text:style-name="P43">Ata de reunião</text:p>
          </table:table-cell>
        </table:table-row>
        <table:table-row>
          <table:table-cell table:style-name="Tabela5.A19" office:value-type="string">
            <text:p text:style-name="P43">ATARAP</text:p>
          </table:table-cell>
          <table:table-cell table:style-name="Tabela5.B19" office:value-type="string">
            <text:p text:style-name="P43">Ata de reunião da Abertura do projeto</text:p>
          </table:table-cell>
        </table:table-row>
        <table:table-row>
          <table:table-cell table:style-name="Tabela5.A19" office:value-type="string">
            <text:p text:style-name="P43">WBS</text:p>
          </table:table-cell>
          <table:table-cell table:style-name="Tabela5.B19" office:value-type="string">
            <text:p text:style-name="P43">Work Breakdown Structure (EAP)</text:p>
          </table:table-cell>
        </table:table-row>
        <text:soft-page-break/>
        <table:table-row>
          <table:table-cell table:style-name="Tabela5.A19" office:value-type="string">
            <text:p text:style-name="P43">ESC</text:p>
          </table:table-cell>
          <table:table-cell table:style-name="Tabela5.B19" office:value-type="string">
            <text:p text:style-name="P43">Escopo preliminar</text:p>
          </table:table-cell>
        </table:table-row>
        <table:table-row>
          <table:table-cell table:style-name="Tabela5.A19" office:value-type="string">
            <text:p text:style-name="P43">ANRI</text:p>
          </table:table-cell>
          <table:table-cell table:style-name="Tabela5.B19" office:value-type="string">
            <text:p text:style-name="P43">Análise de riscos</text:p>
          </table:table-cell>
        </table:table-row>
        <table:table-row>
          <table:table-cell table:style-name="Tabela5.A19" office:value-type="string">
            <text:p text:style-name="P43">ALRH</text:p>
          </table:table-cell>
          <table:table-cell table:style-name="Tabela5.B19" office:value-type="string">
            <text:p text:style-name="P43">Alocação de Recursos Humanos</text:p>
          </table:table-cell>
        </table:table-row>
        <table:table-row>
          <table:table-cell table:style-name="Tabela5.A19" office:value-type="string">
            <text:p text:style-name="P43">CRON</text:p>
          </table:table-cell>
          <table:table-cell table:style-name="Tabela5.B19" office:value-type="string">
            <text:p text:style-name="P43">Cronograma</text:p>
          </table:table-cell>
        </table:table-row>
        <table:table-row>
          <table:table-cell table:style-name="Tabela5.A18" office:value-type="string">
            <text:p text:style-name="P43">PLROD</text:p>
          </table:table-cell>
          <table:table-cell table:style-name="Tabela5.B19" office:value-type="string">
            <text:p text:style-name="P43">Plano de rodízio de integrantes</text:p>
          </table:table-cell>
        </table:table-row>
        <table:table-row>
          <table:table-cell table:style-name="Tabela5.A18" office:value-type="string">
            <text:p text:style-name="P42">PLGC</text:p>
          </table:table-cell>
          <table:table-cell table:style-name="Tabela5.B19" office:value-type="string">
            <text:p text:style-name="P42">Plano de Gerência de Configuração</text:p>
          </table:table-cell>
        </table:table-row>
        <table:table-row>
          <table:table-cell table:style-name="Tabela5.A18" office:value-type="string">
            <text:p text:style-name="P42">PRGC</text:p>
          </table:table-cell>
          <table:table-cell table:style-name="Tabela5.B19" office:value-type="string">
            <text:p text:style-name="P42">Processo de Gerência de Configuração</text:p>
          </table:table-cell>
        </table:table-row>
        <table:table-row>
          <table:table-cell table:style-name="Tabela5.A18" office:value-type="string">
            <text:p text:style-name="P21"><text:bookmark-start text:name="__RefHeading__3278_398758807"/><text:bookmark-start text:name="_Toc338918237"/><text:bookmark-start text:name="h.pnsnylqihnl1"/><text:span text:style-name="Fonte_20_parág._20_padrão"><text:span text:style-name="T6">P</text:span></text:span><text:bookmark-end text:name="_Toc338918237"/><text:bookmark-end text:name="h.pnsnylqihnl1"/><text:span text:style-name="Fonte_20_parág._20_padrão"><text:span text:style-name="T6">RGQA</text:span></text:span><text:bookmark-end text:name="__RefHeading__3278_398758807"/></text:p>
          </table:table-cell>
          <table:table-cell table:style-name="Tabela5.B19" office:value-type="string">
            <text:p text:style-name="P21"><text:bookmark-start text:name="__RefHeading__3280_398758807"/><text:bookmark-start text:name="_Toc338918238"/><text:bookmark-start text:name="h.baqodbvlc1h2"/><text:span text:style-name="Fonte_20_parág._20_padrão"><text:span text:style-name="T6">P</text:span></text:span><text:bookmark-end text:name="_Toc338918238"/><text:bookmark-end text:name="h.baqodbvlc1h2"/><text:span text:style-name="Fonte_20_parág._20_padrão"><text:span text:style-name="T6">rocesso de Gerência de Qualidade</text:span></text:span><text:bookmark-end text:name="__RefHeading__3280_398758807"/></text:p>
          </table:table-cell>
        </table:table-row>
        <table:table-row>
          <table:table-cell table:style-name="Tabela5.A19" office:value-type="string">
            <text:p text:style-name="P43">CHKQA</text:p>
          </table:table-cell>
          <table:table-cell table:style-name="Tabela5.B19" office:value-type="string">
            <text:p text:style-name="P43">Checklist de Qualidade</text:p>
          </table:table-cell>
        </table:table-row>
        <table:table-row>
          <table:table-cell table:style-name="Tabela5.A20" office:value-type="string">
            <text:p text:style-name="P42">TEMPL</text:p>
          </table:table-cell>
          <table:table-cell table:style-name="Tabela5.B20" office:value-type="string">
            <text:p text:style-name="P42">Documentos de Template</text:p>
          </table:table-cell>
        </table:table-row>
        <table:table-row>
          <table:table-cell table:style-name="Tabela5.A21" office:value-type="string">
            <text:p text:style-name="P44">RAIND</text:p>
          </table:table-cell>
          <table:table-cell table:style-name="Tabela5.B21" office:value-type="string">
            <text:p text:style-name="P44">Relatório de avaliação individual</text:p>
          </table:table-cell>
        </table:table-row>
      </table:table>
      <text:h text:style-name="P20" text:outline-level="2"><text:bookmark text:name="h.t1px0zbt7p2e"/></text:h>
      <text:h text:style-name="P17" text:outline-level="2"><text:bookmark-start text:name="__RefHeading__3282_398758807"/><text:span text:style-name="Fonte_20_parág._20_padrão"><text:span text:style-name="T16">5</text:span></text:span><text:bookmark-start text:name="_Toc338918239"/><text:bookmark-start text:name="h.b0uld4tue97h"/><text:span text:style-name="Fonte_20_parág._20_padrão"><text:span text:style-name="T14">.</text:span></text:span><text:bookmark-end text:name="h.b0uld4tue97h"/><text:span text:style-name="Fonte_20_parág._20_padrão"><text:span text:style-name="T16">3</text:span></text:span><text:span text:style-name="Fonte_20_parág._20_padrão"><text:span text:style-name="T14"> Local de Armazenamento</text:span></text:span><text:bookmark-end text:name="__RefHeading__3282_398758807"/><text:bookmark-end text:name="_Toc338918239"/></text:h>
      <text:p text:style-name="P50"><text:span text:style-name="Fonte_20_parág._20_padrão"><text:span text:style-name="T28">Os artefatos resultantes dos projetos serão mantidos em uma biblioteca controlada pela gerência de configuração de software, que administra o processo de modificação com o auxílio do sistema de controle de versão Subversion.</text:span></text:span></text:p>
      <text:p text:style-name="P50"><text:span text:style-name="Fonte_20_parág._20_padrão"><text:span text:style-name="T28">O caminho definido para o armazenamento dos artefatos a serem controlados pela ferramenta é </text:span></text:span><text:span text:style-name="Fonte_20_parág._20_padrão"><text:span text:style-name="T29">https://sgb-02-2012.googlecode.com/svn/</text:span></text:span><text:span text:style-name="Fonte_20_parág._20_padrão"><text:span text:style-name="T28">.</text:span></text:span></text:p>
      <text:p text:style-name="P33"/>
      <text:h text:style-name="P18" text:outline-level="2"><text:bookmark-start text:name="__RefHeading__3284_398758807"/><text:span text:style-name="T20">5</text:span><text:bookmark-start text:name="_Toc338918240"/><text:bookmark-start text:name="h.pw204k7sft3w"/>.<text:span text:style-name="T20">4</text:span> Estrutura de Diretórios<text:bookmark-end text:name="__RefHeading__3284_398758807"/><text:bookmark-end text:name="_Toc338918240"/><text:bookmark-end text:name="h.pw204k7sft3w"/></text:h>
      <text:p text:style-name="P33"><text:tab/>O local de armazenamento deverá ter a seguinte estrutura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0">Diretório</text:p>
          </table:table-cell>
          <table:table-cell table:style-name="Tabela6.B1" office:value-type="string">
            <text:p text:style-name="P40">Itens de Configuração</text:p>
          </table:table-cell>
        </table:table-row>
        <table:table-row>
          <table:table-cell table:style-name="Tabela6.A18" office:value-type="string">
            <text:p text:style-name="P45">Desenvolviment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5">Desenvolvimento<text:span text:style-name="T21">\Projeto</text:span>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6">Garantia_da_Qualidade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6">Ger<text:span text:style-name="T21">e</text:span>ncia_de_Configura<text:span text:style-name="T21">ca</text:span>o</text:p>
          </table:table-cell>
          <table:table-cell table:style-name="Tabela6.B18" office:value-type="string">
            <text:p text:style-name="P47"><text:span text:style-name="T32">SGB_PLGC_PlanoDeGerenciaDeConfiguracao.odt</text:span></text:p>
          </table:table-cell>
        </table:table-row>
        <table:table-row>
          <table:table-cell table:style-name="Tabela6.A18" office:value-type="string">
            <text:p text:style-name="P45">Ger<text:span text:style-name="T21">e</text:span>ncia_de_Configura<text:span text:style-name="T21">ca</text:span>o<text:span text:style-name="T21">\Template</text:span></text:p>
          </table:table-cell>
          <table:table-cell table:style-name="Tabela6.B18" office:value-type="string">
            <text:p text:style-name="P47"><text:span text:style-name="T32">SGB_TEMPL_TemplateDocumentos.odt</text:span></text:p>
          </table:table-cell>
        </table:table-row>
        <table:table-row>
          <table:table-cell table:style-name="Tabela6.A18" office:value-type="string">
            <text:p text:style-name="P49">Gerencia_de_Projeto\Aquisica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Gerencia_de_Projeto\Comunicaca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Gerencia_de_Projeto\Custo</text:p>
          </table:table-cell>
          <table:table-cell table:style-name="Tabela6.B18" office:value-type="string">
            <text:p text:style-name="P46"/>
          </table:table-cell>
        </table:table-row>
        <text:soft-page-break/>
        <table:table-row>
          <table:table-cell table:style-name="Tabela6.A18" office:value-type="string">
            <text:p text:style-name="P49">Gerencia_de_Projeto\Escop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Gerencia_de_Projeto\Integraca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Gerencia_de_Projeto\Recursos_Humanos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Gerencia_de_Projeto\Risco</text:p>
          </table:table-cell>
          <table:table-cell table:style-name="Tabela6.B18" office:value-type="string">
            <text:p text:style-name="P48"><text:span text:style-name="T31">SGB_PLGRI_PlanoDeGerênciaDeRiscos.odt</text:span></text:p>
            <text:p text:style-name="P48"><text:span text:style-name="T31">SGB_ANRI_AnáliseDeRiscos.odt</text:span></text:p>
          </table:table-cell>
        </table:table-row>
        <table:table-row>
          <table:table-cell table:style-name="Tabela6.A18" office:value-type="string">
            <text:p text:style-name="P49">Gerencia_de_Projeto\Template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5" office:value-type="string">
            <text:p text:style-name="P49">Gerencia_de_Projeto\Tempo</text:p>
          </table:table-cell>
          <table:table-cell table:style-name="Tabela6.B15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5">Mediçã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Relatorios_Individuais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18" office:value-type="string">
            <text:p text:style-name="P49">Relatorios_Individuais\Concepcao</text:p>
          </table:table-cell>
          <table:table-cell table:style-name="Tabela6.B18" office:value-type="string">
            <text:p text:style-name="P46"/>
          </table:table-cell>
        </table:table-row>
        <table:table-row>
          <table:table-cell table:style-name="Tabela6.A20" office:value-type="string">
            <text:p text:style-name="P45">Requisitos</text:p>
          </table:table-cell>
          <table:table-cell table:style-name="Tabela6.B20" office:value-type="string">
            <text:p text:style-name="P46"/>
          </table:table-cell>
        </table:table-row>
        <table:table-row>
          <table:table-cell table:style-name="Tabela6.A20" office:value-type="string">
            <text:p text:style-name="P45">Requisitos<text:span text:style-name="T21">\Analise</text:span></text:p>
          </table:table-cell>
          <table:table-cell table:style-name="Tabela6.B20" office:value-type="string">
            <text:p text:style-name="P46"/>
          </table:table-cell>
        </table:table-row>
        <table:table-row>
          <table:table-cell table:style-name="Tabela6.A21" office:value-type="string">
            <text:p text:style-name="P45">Requisitos<text:span text:style-name="T21">\Gerencia</text:span></text:p>
          </table:table-cell>
          <table:table-cell table:style-name="Tabela6.B21" office:value-type="string">
            <text:p text:style-name="P46"/>
          </table:table-cell>
        </table:table-row>
        <table:table-row>
          <table:table-cell table:style-name="Tabela6.A22" office:value-type="string">
            <text:p text:style-name="P49">Requisitos\Template</text:p>
          </table:table-cell>
          <table:table-cell table:style-name="Tabela6.B22" office:value-type="string">
            <text:p text:style-name="P46"/>
          </table:table-cell>
        </table:table-row>
      </table:table>
      <text:p text:style-name="P33"/>
      <text:h text:style-name="P19" text:outline-level="2"><text:bookmark-start text:name="__RefHeading__3286_398758807"/><text:span text:style-name="T20">5</text:span><text:bookmark-start text:name="_Toc338918241"/><text:bookmark-start text:name="h.6w98cny1efjm"/>.<text:span text:style-name="T20">5</text:span> Ferramentas<text:bookmark-end text:name="__RefHeading__3286_398758807"/><text:bookmark-end text:name="_Toc338918241"/><text:bookmark-end text:name="h.6w98cny1efjm"/></text:h>
      <text:p text:style-name="P23"><text:tab/><text:span text:style-name="T3">Segue abaixo a lista de ferramentas utilizadas no projeto SGB.</text:span></text:p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>
          <table:table-cell table:style-name="Tabela4.A1" office:value-type="string">
            <text:p text:style-name="P60"><text:span text:style-name="T33">Tipo</text:span></text:p>
          </table:table-cell>
          <table:table-cell table:style-name="Tabela4.A1" office:value-type="string">
            <text:p text:style-name="P59"><text:span text:style-name="T33">Ferramenta</text:span></text:p>
          </table:table-cell>
          <table:table-cell table:style-name="Tabela4.A1" office:value-type="string">
            <text:p text:style-name="P59"><text:span text:style-name="T33">Plataforma</text:span></text:p>
          </table:table-cell>
          <table:table-cell table:style-name="Tabela4.D1" office:value-type="string">
            <text:p text:style-name="P61"><text:span text:style-name="T33">Versão</text:span></text:p>
          </table:table-cell>
        </table:table-row>
        <table:table-row>
          <table:table-cell table:style-name="Tabela4.A11" office:value-type="string">
            <text:p text:style-name="P56"><text:span text:style-name="T33">Suíte de Escritório</text:span></text:p>
          </table:table-cell>
          <table:table-cell table:style-name="Tabela4.B2" office:value-type="string">
            <text:p text:style-name="P53"><text:span text:style-name="T33">Libre Office</text:span></text:p>
          </table:table-cell>
          <table:table-cell table:style-name="Tabela4.C11" office:value-type="string">
            <text:p text:style-name="P53"><text:span text:style-name="T33">Multiplataforma</text:span></text:p>
          </table:table-cell>
          <table:table-cell table:style-name="Tabela4.D2" office:value-type="string">
            <text:p text:style-name="P63"><text:span text:style-name="T33">3.2 </text:span><text:span text:style-name="T35">ou superior</text:span><text:span text:style-name="T33"> </text:span></text:p>
          </table:table-cell>
        </table:table-row>
        <table:table-row>
          <table:table-cell table:style-name="Tabela4.A11" office:value-type="string">
            <text:p text:style-name="P56"><text:span text:style-name="T33">Controle de Versão</text:span></text:p>
          </table:table-cell>
          <table:table-cell table:style-name="Tabela4.B3" office:value-type="string">
            <text:p text:style-name="P53"><text:span text:style-name="T33">Subversion</text:span></text:p>
          </table:table-cell>
          <table:table-cell table:style-name="Tabela4.C11" office:value-type="string">
            <text:p text:style-name="P53"><text:span text:style-name="T33">Multiplataforma</text:span></text:p>
          </table:table-cell>
          <table:table-cell table:style-name="Tabela4.D3" office:value-type="string">
            <text:p text:style-name="P63"><text:span text:style-name="T33">1.6 </text:span><text:span text:style-name="T35">ou superior</text:span><text:span text:style-name="T33"> </text:span></text:p>
          </table:table-cell>
        </table:table-row>
        <table:table-row>
          <table:table-cell table:style-name="Tabela4.A11" office:value-type="string">
            <text:p text:style-name="P56"><text:span text:style-name="T33">Cliente Subversion</text:span></text:p>
          </table:table-cell>
          <table:table-cell table:style-name="Tabela4.B4" office:value-type="string">
            <text:p text:style-name="P52"/>
          </table:table-cell>
          <table:table-cell table:style-name="Tabela4.C11" office:value-type="string">
            <text:p text:style-name="P52"/>
          </table:table-cell>
          <table:table-cell table:style-name="Tabela4.D4" office:value-type="string">
            <text:p text:style-name="P62"/>
          </table:table-cell>
        </table:table-row>
        <table:table-row>
          <table:table-cell table:style-name="Tabela4.A11" office:value-type="string">
            <text:p text:style-name="P56"><text:span text:style-name="T33">Modelagem UML</text:span></text:p>
          </table:table-cell>
          <table:table-cell table:style-name="Tabela4.B5" office:value-type="string">
            <text:p text:style-name="P53"><text:span text:style-name="T33">Astah Community</text:span></text:p>
          </table:table-cell>
          <table:table-cell table:style-name="Tabela4.C11" office:value-type="string">
            <text:p text:style-name="P53"><text:span text:style-name="T33">Multi</text:span></text:p>
          </table:table-cell>
          <table:table-cell table:style-name="Tabela4.D5" office:value-type="string">
            <text:p text:style-name="P63"><text:span text:style-name="T33">6.x </text:span><text:span text:style-name="T35">ou superior</text:span><text:span text:style-name="T33"> </text:span></text:p>
          </table:table-cell>
        </table:table-row>
        <table:table-row>
          <table:table-cell table:style-name="Tabela4.A11" office:value-type="string">
            <text:p text:style-name="P56"><text:span text:style-name="T33">Integração Contínua</text:span></text:p>
          </table:table-cell>
          <table:table-cell table:style-name="Tabela4.B8" office:value-type="string">
            <text:p text:style-name="P53"><text:span text:style-name="T33">Hudson</text:span></text:p>
          </table:table-cell>
          <table:table-cell table:style-name="Tabela4.C11" office:value-type="string">
            <text:p text:style-name="P53"><text:span text:style-name="T33">Web</text:span></text:p>
          </table:table-cell>
          <table:table-cell table:style-name="Tabela4.D8" office:value-type="string">
            <text:p text:style-name="P62"><text:span text:style-name="T34">2.2.x ou superior</text:span> </text:p>
          </table:table-cell>
        </table:table-row>
        <table:table-row>
          <table:table-cell table:style-name="Tabela4.A11" office:value-type="string">
            <text:p text:style-name="P56"><text:span text:style-name="T33">Qualidade de Código</text:span></text:p>
          </table:table-cell>
          <table:table-cell table:style-name="Tabela4.B8" office:value-type="string">
            <text:p text:style-name="P53"><text:span text:style-name="T33">Sonar</text:span></text:p>
          </table:table-cell>
          <table:table-cell table:style-name="Tabela4.C11" office:value-type="string">
            <text:p text:style-name="P54"><text:span text:style-name="T36">Web</text:span></text:p>
          </table:table-cell>
          <table:table-cell table:style-name="Tabela4.D8" office:value-type="string">
            <text:p text:style-name="P62"><text:span text:style-name="T34">3.0.x ou superior</text:span> </text:p>
          </table:table-cell>
        </table:table-row>
        <table:table-row>
          <table:table-cell table:style-name="Tabela4.A11" office:value-type="string">
            <text:p text:style-name="P57"><text:span text:style-name="T36">Gerenciador de artefatos</text:span></text:p>
          </table:table-cell>
          <table:table-cell table:style-name="Tabela4.B8" office:value-type="string">
            <text:p text:style-name="P54"><text:span text:style-name="T36">Artifactory</text:span></text:p>
          </table:table-cell>
          <table:table-cell table:style-name="Tabela4.C11" office:value-type="string">
            <text:p text:style-name="P54"><text:span text:style-name="T36">Web</text:span></text:p>
          </table:table-cell>
          <table:table-cell table:style-name="Tabela4.D8" office:value-type="string">
            <text:p text:style-name="P62"><text:span text:style-name="T34">2.6.x ou superior</text:span> </text:p>
          </table:table-cell>
        </table:table-row>
        <table:table-row>
          <table:table-cell table:style-name="Tabela4.A11" office:value-type="string">
            <text:p text:style-name="P56"><text:span text:style-name="T33">Banco de dados</text:span></text:p>
          </table:table-cell>
          <table:table-cell table:style-name="Tabela4.B9" office:value-type="string">
            <text:p text:style-name="P53"><text:span text:style-name="T33">MySql</text:span></text:p>
          </table:table-cell>
          <table:table-cell table:style-name="Tabela4.C11" office:value-type="string">
            <text:p text:style-name="P53"><text:span text:style-name="T33">Multiplataforma</text:span></text:p>
          </table:table-cell>
          <table:table-cell table:style-name="Tabela4.D9" office:value-type="string">
            <text:p text:style-name="P62"><text:span text:style-name="T34">5.5.x ou superior</text:span> </text:p>
          </table:table-cell>
        </table:table-row>
        <text:soft-page-break/>
        <table:table-row>
          <table:table-cell table:style-name="Tabela4.A11" office:value-type="string">
            <text:p text:style-name="P56"><text:span text:style-name="T33">Modelagem de banco de dados</text:span></text:p>
          </table:table-cell>
          <table:table-cell table:style-name="Tabela4.B10" office:value-type="string">
            <text:p text:style-name="P53"><text:span text:style-name="T33">MySql Workbench</text:span></text:p>
          </table:table-cell>
          <table:table-cell table:style-name="Tabela4.C11" office:value-type="string">
            <text:p text:style-name="P53"><text:span text:style-name="T33">Multiplataforma</text:span></text:p>
          </table:table-cell>
          <table:table-cell table:style-name="Tabela4.D10" office:value-type="string">
            <text:p text:style-name="P64"><text:span text:style-name="T36">5.2 ou superior</text:span></text:p>
          </table:table-cell>
        </table:table-row>
        <table:table-row>
          <table:table-cell table:style-name="Tabela4.A11" office:value-type="string">
            <text:p text:style-name="P57"><text:span text:style-name="T36">Gerenciador de builds</text:span></text:p>
          </table:table-cell>
          <table:table-cell table:style-name="Tabela4.B11" office:value-type="string">
            <text:p text:style-name="P54"><text:span text:style-name="T36">Maven</text:span></text:p>
          </table:table-cell>
          <table:table-cell table:style-name="Tabela4.C11" office:value-type="string">
            <text:p text:style-name="P54"><text:span text:style-name="T36">Multiplataforma</text:span></text:p>
          </table:table-cell>
          <table:table-cell table:style-name="Tabela4.D11" office:value-type="string">
            <text:p text:style-name="P62">2.2.1 ou superior </text:p>
          </table:table-cell>
        </table:table-row>
        <table:table-row>
          <table:table-cell table:style-name="Tabela4.A16" office:value-type="string">
            <text:p text:style-name="P57"><text:span text:style-name="T36">Linguagem de Programação</text:span></text:p>
          </table:table-cell>
          <table:table-cell table:style-name="Tabela4.B16" office:value-type="string">
            <text:p text:style-name="P54"><text:span text:style-name="T36">Java</text:span></text:p>
          </table:table-cell>
          <table:table-cell table:style-name="Tabela4.C16" office:value-type="string">
            <text:p text:style-name="P54"><text:span text:style-name="T36">Multiplataforma</text:span></text:p>
          </table:table-cell>
          <table:table-cell table:style-name="Tabela4.D16" office:value-type="string">
            <text:p text:style-name="P64"><text:span text:style-name="T36">1.6 ou superior</text:span></text:p>
          </table:table-cell>
        </table:table-row>
        <table:table-row>
          <table:table-cell table:style-name="Tabela4.A16" office:value-type="string">
            <text:p text:style-name="P57"><text:span text:style-name="T36">Teste de Unidade</text:span></text:p>
          </table:table-cell>
          <table:table-cell table:style-name="Tabela4.B16" office:value-type="string">
            <text:p text:style-name="P54"><text:span text:style-name="T36">Junit</text:span></text:p>
          </table:table-cell>
          <table:table-cell table:style-name="Tabela4.C16" office:value-type="string">
            <text:p text:style-name="P54"><text:span text:style-name="T36">Multiplataforma</text:span></text:p>
          </table:table-cell>
          <table:table-cell table:style-name="Tabela4.D16" office:value-type="string">
            <text:p text:style-name="P64"><text:span text:style-name="T36">3.8 ou superior</text:span></text:p>
          </table:table-cell>
        </table:table-row>
        <table:table-row>
          <table:table-cell table:style-name="Tabela4.A16" office:value-type="string">
            <text:p text:style-name="P57"><text:span text:style-name="T36">Teste de Unidade</text:span></text:p>
          </table:table-cell>
          <table:table-cell table:style-name="Tabela4.B16" office:value-type="string">
            <text:p text:style-name="P54"><text:span text:style-name="T36">Mockito</text:span></text:p>
          </table:table-cell>
          <table:table-cell table:style-name="Tabela4.C16" office:value-type="string">
            <text:p text:style-name="P54"><text:span text:style-name="T36">Multiplataforma</text:span></text:p>
          </table:table-cell>
          <table:table-cell table:style-name="Tabela4.D16" office:value-type="string">
            <text:p text:style-name="P64"><text:span text:style-name="T36">1.8 ou superior</text:span></text:p>
          </table:table-cell>
        </table:table-row>
        <table:table-row>
          <table:table-cell table:style-name="Tabela4.A16" office:value-type="string">
            <text:p text:style-name="P57"><text:span text:style-name="T37">Framework</text:span><text:span text:style-name="T36"> Mapeamento Objeto Relacional</text:span></text:p>
          </table:table-cell>
          <table:table-cell table:style-name="Tabela4.B16" office:value-type="string">
            <text:p text:style-name="P54"><text:span text:style-name="T36">Hibernate</text:span></text:p>
          </table:table-cell>
          <table:table-cell table:style-name="Tabela4.C16" office:value-type="string">
            <text:p text:style-name="P54"><text:span text:style-name="T36">Multiplataforma</text:span></text:p>
          </table:table-cell>
          <table:table-cell table:style-name="Tabela4.D16" office:value-type="string">
            <text:p text:style-name="P64"><text:span text:style-name="T36">3.4 ou superior</text:span></text:p>
          </table:table-cell>
        </table:table-row>
        <table:table-row>
          <table:table-cell table:style-name="Tabela4.A16" office:value-type="string">
            <text:p text:style-name="P57"><text:span text:style-name="T36">IDE</text:span></text:p>
          </table:table-cell>
          <table:table-cell table:style-name="Tabela4.B16" office:value-type="string">
            <text:p text:style-name="P54"/>
          </table:table-cell>
          <table:table-cell table:style-name="Tabela4.C16" office:value-type="string">
            <text:p text:style-name="P54"><text:span text:style-name="T36">Multiplataforma</text:span></text:p>
          </table:table-cell>
          <table:table-cell table:style-name="Tabela4.D16" office:value-type="string">
            <text:p text:style-name="P64"/>
          </table:table-cell>
        </table:table-row>
        <table:table-row>
          <table:table-cell table:style-name="Tabela4.A20" office:value-type="string">
            <text:p text:style-name="P57"><text:span text:style-name="T36">Framework MVC</text:span></text:p>
          </table:table-cell>
          <table:table-cell table:style-name="Tabela4.B20" office:value-type="string">
            <text:p text:style-name="P54"><text:span text:style-name="T36">JSF</text:span></text:p>
          </table:table-cell>
          <table:table-cell table:style-name="Tabela4.C20" office:value-type="string">
            <text:p text:style-name="P54"><text:span text:style-name="T36">Multiplataforma</text:span></text:p>
          </table:table-cell>
          <table:table-cell table:style-name="Tabela4.D20" office:value-type="string">
            <text:p text:style-name="P64"><text:span text:style-name="T36">2.0 ou superior</text:span></text:p>
          </table:table-cell>
        </table:table-row>
        <table:table-row>
          <table:table-cell table:style-name="Tabela4.A20" office:value-type="string">
            <text:p text:style-name="P58"><text:span text:style-name="T37">Framework Inversão de Controle</text:span></text:p>
          </table:table-cell>
          <table:table-cell table:style-name="Tabela4.B20" office:value-type="string">
            <text:p text:style-name="P55"><text:span text:style-name="T37">Spring</text:span></text:p>
          </table:table-cell>
          <table:table-cell table:style-name="Tabela4.C20" office:value-type="string">
            <text:p text:style-name="P55"><text:span text:style-name="T37">Multiplataforma</text:span></text:p>
          </table:table-cell>
          <table:table-cell table:style-name="Tabela4.D20" office:value-type="string">
            <text:p text:style-name="P65"><text:span text:style-name="T37">3.0.7 ou superior</text:span></text:p>
          </table:table-cell>
        </table:table-row>
        <table:table-row>
          <table:table-cell table:style-name="Tabela4.A20" office:value-type="string">
            <text:p text:style-name="P58"><text:span text:style-name="T37">Servidor de Aplicação</text:span></text:p>
          </table:table-cell>
          <table:table-cell table:style-name="Tabela4.B20" office:value-type="string">
            <text:p text:style-name="P54"/>
          </table:table-cell>
          <table:table-cell table:style-name="Tabela4.C20" office:value-type="string">
            <text:p text:style-name="P55"><text:span text:style-name="T37">Multiplataforma</text:span></text:p>
          </table:table-cell>
          <table:table-cell table:style-name="Tabela4.D20" office:value-type="string">
            <text:p text:style-name="P64"/>
          </table:table-cell>
        </table:table-row>
        <table:table-row>
          <table:table-cell table:style-name="Tabela4.A20" office:value-type="string">
            <text:p text:style-name="P58"><text:span text:style-name="T37">Gerenciamento de Projeto</text:span></text:p>
          </table:table-cell>
          <table:table-cell table:style-name="Tabela4.B20" office:value-type="string">
            <text:p text:style-name="P55"><text:span text:style-name="T37">Redmine</text:span></text:p>
          </table:table-cell>
          <table:table-cell table:style-name="Tabela4.C20" office:value-type="string">
            <text:p text:style-name="P55"><text:span text:style-name="T37">Multiplataforma</text:span></text:p>
          </table:table-cell>
          <table:table-cell table:style-name="Tabela4.D20" office:value-type="string">
            <text:p text:style-name="P65"><text:span text:style-name="T37">2.0.4 ou superior</text:span></text:p>
          </table:table-cell>
        </table:table-row>
        <table:table-row>
          <table:table-cell table:style-name="Tabela4.A21" office:value-type="string">
            <text:p text:style-name="P57"/>
          </table:table-cell>
          <table:table-cell table:style-name="Tabela4.B21" office:value-type="string">
            <text:p text:style-name="P54"/>
          </table:table-cell>
          <table:table-cell table:style-name="Tabela4.C21" office:value-type="string">
            <text:p text:style-name="P54"/>
          </table:table-cell>
          <table:table-cell table:style-name="Tabela4.D21" office:value-type="string">
            <text:p text:style-name="P64"/>
          </table:table-cell>
        </table:table-row>
      </table:table>
      <text:p text:style-name="P33"/>
      <text:h text:style-name="P18" text:outline-level="2"><text:bookmark-start text:name="__RefHeading__3288_398758807"/><text:span text:style-name="T20">5</text:span><text:bookmark-start text:name="_Toc338918242"/><text:bookmark-start text:name="h.urtckcx2msd1"/>.<text:span text:style-name="T20">6</text:span> Templates de Artefatos<text:bookmark-end text:name="__RefHeading__3288_398758807"/><text:bookmark-end text:name="_Toc338918242"/><text:bookmark-end text:name="h.urtckcx2msd1"/></text:h>
      <text:p text:style-name="P33"/>
      <text:h text:style-name="P20" text:outline-level="2"/>
      <text:h text:style-name="P19" text:outline-level="2"><text:bookmark-start text:name="_Toc338918243"/><text:bookmark-start text:name="h.zb69qvlswc2h"/><text:bookmark-start text:name="__RefHeading__3290_398758807"/>5.<text:span text:style-name="T20">7</text:span> Regras de acesso<text:bookmark-end text:name="_Toc338918243"/><text:bookmark-end text:name="h.zb69qvlswc2h"/><text:bookmark-end text:name="__RefHeading__3290_398758807"/></text:h>
      <text:p text:style-name="P25"><text:span text:style-name="Fonte_20_parág._20_padrão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sans-serif"/>
    <style:font-face style:name="arial" svg:font-family="arial, sans-serif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line-height="150%"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LVL1" style:display-name="WW_CharLFO3LV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2" style:display-name="WW_CharLFO3LV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3" style:display-name="WW_CharLFO3LV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4" style:display-name="WW_CharLFO3LV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5" style:display-name="WW_CharLFO3LV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6" style:display-name="WW_CharLFO3LV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7" style:display-name="WW_CharLFO3LV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8" style:display-name="WW_CharLFO3LV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_5f_CharLFO3LVL9" style:display-name="WW_CharLFO3LVL9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bullet text:level="1" text:style-name="WW_5f_CharLFO3LVL1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WW_5f_CharLFO3LVL2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WW_5f_CharLFO3LVL3" text:bullet-char="■">
        <style:list-level-properties text:min-label-width="3.81cm" fo:text-align="end"/>
        <style:text-properties style:font-name="Arial"/>
      </text:list-level-style-bullet>
      <text:list-level-style-bullet text:level="4" text:style-name="WW_5f_CharLFO3LVL4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WW_5f_CharLFO3LVL5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WW_5f_CharLFO3LVL6" text:bullet-char="■">
        <style:list-level-properties text:min-label-width="7.62cm" fo:text-align="end"/>
        <style:text-properties style:font-name="Arial"/>
      </text:list-level-style-bullet>
      <text:list-level-style-bullet text:level="7" text:style-name="WW_5f_CharLFO3LVL7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WW_5f_CharLFO3LVL8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WW_5f_CharLFO3LVL9" text:bullet-char="■">
        <style:list-level-properties text:min-label-width="11.43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line-height="100%" fo:text-align="justify" style:justify-single-word="false"/>
    </style:style>
    <style:style style:name="MP3" style:family="paragraph" style:parent-style-name="Standard">
      <style:paragraph-properties fo:margin-top="0cm" fo:margin-bottom="0cm" style:contextual-spacing="false" fo:line-height="115%"/>
    </style:style>
    <style:style style:name="MP4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8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MP2"><text:span text:style-name="Fonte_20_parág._20_padrão"><text:span text:style-name="MT1">SGB_GCONF_PlanoDeGerênciaDeConfiguração </text:span></text:span><text:span text:style-name="Fonte_20_parág._20_padrão"><text:span text:style-name="MT2">Versão 0.1</text:span></text:span></text:p>
        <text:p text:style-name="Header"/>
      </style:header>
    </style:master-page>
    <style:master-page style:name="MP0" style:page-layout-name="Mpm2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4"><text:span text:style-name="Fonte_20_parág._20_padrão"><text:span text:style-name="MT3">Fábrica de Software – Instituto de Informática – Universidade Federal de Goiás</text:span></text:span></text:p>
              <text:p text:style-name="MP4"><text:span text:style-name="Fonte_20_parág._20_padrão"><text:span text:style-name="MT3">SGB – Sistema de Gestão Bibliográfica</text:span></text:span></text:p>
              <text:p text:style-name="MP5"><text:span text:style-name="Fonte_20_parág._20_padrão"><text:span text:style-name="MT3">SGB_TEMPL_TemplateDocumentos Versão 0.1</text:span></text:span></text:p>
            </table:table-cell>
            <table:table-cell table:style-name="Tabela1.A1" office:value-type="string">
              <text:p text:style-name="MP5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5"/>
      </style:header>
      <style:footer>
        <text:p text:style-name="MP6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0-26T02:41:24.73</dc:date>
    <meta:editing-cycles>20</meta:editing-cycles>
    <meta:editing-duration>PT1H25M32S</meta:editing-duration>
    <meta:document-statistic meta:table-count="6" meta:image-count="3" meta:object-count="0" meta:page-count="8" meta:paragraph-count="214" meta:word-count="783" meta:character-count="5799" meta:non-whitespace-character-count="5209"/>
    <meta:template xlink:type="simple" xlink:actuate="onRequest" xlink:title="" xlink:href="Normal.dotm"/>
  </office:meta>
</office:document-meta>
</file>